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661in"/>
    </style:style>
    <style:style style:name="co2" style:family="table-column">
      <style:table-column-properties fo:break-before="auto" style:column-width="1.5957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7571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2.3598in"/>
    </style:style>
    <style:style style:name="co8" style:family="table-column">
      <style:table-column-properties fo:break-before="auto" style:column-width="1.617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628in"/>
    </style:style>
    <style:style style:name="co11" style:family="table-column">
      <style:table-column-properties fo:break-before="auto" style:column-width="1.3374in"/>
    </style:style>
    <style:style style:name="co12" style:family="table-column">
      <style:table-column-properties fo:break-before="auto" style:column-width="1.681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Ma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ROJECT_FRIENDLY</text:p>
          </table:table-cell>
          <table:table-cell office:value-type="string">
            <text:p>PROJECT_NAME</text:p>
          </table:table-cell>
          <table:table-cell office:value-type="string">
            <text:p>COTR_EMAIL</text:p>
          </table:table-cell>
          <table:table-cell office:value-type="string">
            <text:p>GOV_POC</text:p>
          </table:table-cell>
          <table:table-cell office:value-type="string">
            <text:p>COTR</text:p>
          </table:table-cell>
          <table:table-cell office:value-type="string">
            <text:p>DEV_POC</text:p>
          </table:table-cell>
          <table:table-cell office:value-type="string">
            <text:p>DEV_POC_EMAIL</text:p>
          </table:table-cell>
          <table:table-cell office:value-type="string">
            <text:p>GOV_POC_EMAIL</text:p>
          </table:table-cell>
        </table:table-row>
        <table:table-row table:style-name="ro2">
          <table:table-cell office:value-type="string">
            <text:p>Project</text:p>
          </table:table-cell>
          <table:table-cell office:value-type="string">
            <text:p>BDA Cert Proj Name</text:p>
          </table:table-cell>
          <table:table-cell office:value-type="string">
            <text:p>COTR Email</text:p>
          </table:table-cell>
          <table:table-cell office:value-type="string">
            <text:p>NCI-PO</text:p>
          </table:table-cell>
          <table:table-cell office:value-type="string">
            <text:p>COTR</text:p>
          </table:table-cell>
          <table:table-cell table:number-columns-repeated="3"/>
        </table:table-row>
        <table:table-row table:style-name="ro2">
          <table:table-cell office:value-type="string">
            <text:p>Algorithm Validation Tools (AVT)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formula="of:=VLOOKUP([.$B3];[legacy.$A$2:.$F$57];2)" office:value-type="float" office:value="0">
            <text:p>#N/A</text:p>
          </table:table-cell>
          <table:table-cell table:formula="of:=VLOOKUP([.$B3];[legacy.$A$2:.$F$57];3)" office:value-type="float" office:value="0">
            <text:p>#N/A</text:p>
          </table:table-cell>
          <table:table-cell table:formula="of:=VLOOKUP([.$B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Bioinformatics Quality Assurance 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formula="of:=VLOOKUP([.$B4];[legacy.$A$2:.$F$57];2)" office:value-type="float" office:value="0">
            <text:p>#N/A</text:p>
          </table:table-cell>
          <table:table-cell table:formula="of:=VLOOKUP([.$B4];[legacy.$A$2:.$F$57];3)" office:value-type="float" office:value="0">
            <text:p>#N/A</text:p>
          </table:table-cell>
          <table:table-cell table:formula="of:=VLOOKUP([.$B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A Deployment LAB T04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formula="of:=VLOOKUP([.$B5];[legacy.$A$2:.$F$57];2)" office:value-type="float" office:value="0">
            <text:p>#N/A</text:p>
          </table:table-cell>
          <table:table-cell table:formula="of:=VLOOKUP([.$B5];[legacy.$A$2:.$F$57];3)" office:value-type="float" office:value="0">
            <text:p>#N/A</text:p>
          </table:table-cell>
          <table:table-cell table:formula="of:=VLOOKUP([.$B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JANUS Database/IBM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formula="of:=VLOOKUP([.$B6];[legacy.$A$2:.$F$57];2)" office:value-type="float" office:value="0">
            <text:p>#N/A</text:p>
          </table:table-cell>
          <table:table-cell table:formula="of:=VLOOKUP([.$B6];[legacy.$A$2:.$F$57];3)" office:value-type="float" office:value="0">
            <text:p>#N/A</text:p>
          </table:table-cell>
          <table:table-cell table:formula="of:=VLOOKUP([.$B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Vivo Imaging Middleware Phase IV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formula="of:=VLOOKUP([.$B7];[legacy.$A$2:.$F$57];2)" office:value-type="float" office:value="0">
            <text:p>#N/A</text:p>
          </table:table-cell>
          <table:table-cell table:formula="of:=VLOOKUP([.$B7];[legacy.$A$2:.$F$57];3)" office:value-type="float" office:value="0">
            <text:p>#N/A</text:p>
          </table:table-cell>
          <table:table-cell table:formula="of:=VLOOKUP([.$B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Annotation and Image Markup (AIM)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formula="of:=VLOOKUP([.$B8];[legacy.$A$2:.$F$57];2)" office:value-type="float" office:value="0">
            <text:p>#N/A</text:p>
          </table:table-cell>
          <table:table-cell table:formula="of:=VLOOKUP([.$B8];[legacy.$A$2:.$F$57];3)" office:value-type="float" office:value="0">
            <text:p>#N/A</text:p>
          </table:table-cell>
          <table:table-cell table:formula="of:=VLOOKUP([.$B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linical QA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formula="of:=VLOOKUP([.$B9];[legacy.$A$2:.$F$57];2)" office:value-type="float" office:value="0">
            <text:p>#N/A</text:p>
          </table:table-cell>
          <table:table-cell table:formula="of:=VLOOKUP([.$B9];[legacy.$A$2:.$F$57];3)" office:value-type="float" office:value="0">
            <text:p>#N/A</text:p>
          </table:table-cell>
          <table:table-cell table:formula="of:=VLOOKUP([.$B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eXtensible Imaging Platform (XIP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Anand Basu, Ed Helton</text:p>
          </table:table-cell>
          <table:table-cell office:value-type="string">
            <text:p>Sudha Chudamani</text:p>
          </table:table-cell>
          <table:table-cell table:formula="of:=VLOOKUP([.$B10];[legacy.$A$2:.$F$57];2)" office:value-type="float" office:value="0">
            <text:p>#N/A</text:p>
          </table:table-cell>
          <table:table-cell table:formula="of:=VLOOKUP([.$B10];[legacy.$A$2:.$F$57];3)" office:value-type="float" office:value="0">
            <text:p>#N/A</text:p>
          </table:table-cell>
          <table:table-cell table:formula="of:=VLOOKUP([.$B1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EVS Focus</text:p>
          </table:table-cell>
          <table:table-cell office:value-type="string">
            <text:p>bioportal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table:formula="of:=VLOOKUP([.$B11];[legacy.$A$2:.$F$57];2)" office:value-type="string" office:string-value="Noble Dzakpasu">
            <text:p>Noble Dzakpasu</text:p>
          </table:table-cell>
          <table:table-cell table:formula="of:=VLOOKUP([.$B11];[legacy.$A$2:.$F$57];3)" office:value-type="string" office:string-value="dzakpasuns@mail.nih.gov">
            <text:p>dzakpasuns@mail.nih.gov</text:p>
          </table:table-cell>
          <table:table-cell table:formula="of:=VLOOKUP([.$B11];[legacy.$A$2:.$F$57];5)" office:value-type="string" office:string-value="lucasjr@mail.nih.gov">
            <text:p>lucasjr@mail.nih.gov</text:p>
          </table:table-cell>
        </table:table-row>
        <table:table-row table:style-name="ro2">
          <table:table-cell office:value-type="string">
            <text:p>Knowledge Repository Service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formula="of:=VLOOKUP([.$B12];[legacy.$A$2:.$F$57];2)" office:value-type="float" office:value="0">
            <text:p>#N/A</text:p>
          </table:table-cell>
          <table:table-cell table:formula="of:=VLOOKUP([.$B12];[legacy.$A$2:.$F$57];3)" office:value-type="float" office:value="0">
            <text:p>#N/A</text:p>
          </table:table-cell>
          <table:table-cell table:formula="of:=VLOOKUP([.$B1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Adapter</text:p>
          </table:table-cell>
          <table:table-cell office:value-type="string">
            <text:p>caadapter</text:p>
          </table:table-cell>
          <table:table-cell office:value-type="string">
            <text:p>chudamanis@mail.nih.gov </text:p>
          </table:table-cell>
          <table:table-cell office:value-type="string">
            <text:p>Sichen Liu</text:p>
          </table:table-cell>
          <table:table-cell office:value-type="string">
            <text:p>Sudha Chudamani</text:p>
          </table:table-cell>
          <table:table-cell table:formula="of:=VLOOKUP([.$B13];[legacy.$A$2:.$F$57];2)" office:value-type="string" office:string-value="Eugene Wang">
            <text:p>Eugene Wang</text:p>
          </table:table-cell>
          <table:table-cell table:formula="of:=VLOOKUP([.$B13];[legacy.$A$2:.$F$57];3)" office:value-type="string" office:string-value="wangeug@mail.nih.gov">
            <text:p>wangeug@mail.nih.gov</text:p>
          </table:table-cell>
          <table:table-cell table:formula="of:=VLOOKUP([.$B13];[legacy.$A$2:.$F$57];5)" office:value-type="string" office:string-value="liusi@mail.nih.gov">
            <text:p>liusi@mail.nih.gov</text:p>
          </table:table-cell>
        </table:table-row>
        <table:table-row table:style-name="ro2">
          <table:table-cell office:value-type="string">
            <text:p>caArray</text:p>
          </table:table-cell>
          <table:table-cell office:value-type="string">
            <text:p>caarray</text:p>
          </table:table-cell>
          <table:table-cell office:value-type="string">
            <text:p>rodney.winkler@nih.gov</text:p>
          </table:table-cell>
          <table:table-cell office:value-type="string">
            <text:p>Anand Basu, Juli Klemm</text:p>
          </table:table-cell>
          <table:table-cell office:value-type="string">
            <text:p>Rodney Winkler</text:p>
          </table:table-cell>
          <table:table-cell table:formula="of:=VLOOKUP([.$B14];[legacy.$A$2:.$F$57];2)" office:value-type="string" office:string-value="Maki Duncan">
            <text:p>Maki Duncan</text:p>
          </table:table-cell>
          <table:table-cell table:formula="of:=VLOOKUP([.$B14];[legacy.$A$2:.$F$57];3)" office:value-type="string" office:string-value="duncanmk@mail.nih.gov">
            <text:p>duncanmk@mail.nih.gov</text:p>
          </table:table-cell>
          <table:table-cell table:formula="of:=VLOOKUP([.$B14];[legacy.$A$2:.$F$57];5)" office:value-type="string" office:string-value="klemmj@mail.nih.gov">
            <text:p>klemmj@mail.nih.gov</text:p>
          </table:table-cell>
        </table:table-row>
        <table:table-row table:style-name="ro2">
          <table:table-cell office:value-type="string">
            <text:p>caBench 2 bedside</text:p>
          </table:table-cell>
          <table:table-cell office:value-type="string">
            <text:p>cab2b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table:formula="of:=VLOOKUP([.$B15];[legacy.$A$2:.$F$57];2)" office:value-type="string" office:string-value="Chris Piepenbring">
            <text:p>Chris Piepenbring</text:p>
          </table:table-cell>
          <table:table-cell table:formula="of:=VLOOKUP([.$B15];[legacy.$A$2:.$F$57];3)" office:value-type="string" office:string-value="piepenbringc@mail.nih.gov">
            <text:p>piepenbringc@mail.nih.gov</text:p>
          </table:table-cell>
          <table:table-cell table:formula="of:=VLOOKUP([.$B15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part of caEng contract</text:p>
          </table:table-cell>
          <table:table-cell office:value-type="string">
            <text:p>cabio</text:p>
          </table:table-cell>
          <table:table-cell office:value-type="string">
            <text:p>rodney.winkler@nih.gov</text:p>
          </table:table-cell>
          <table:table-cell/>
          <table:table-cell office:value-type="string">
            <text:p>Rodney Winkler</text:p>
          </table:table-cell>
          <table:table-cell table:formula="of:=VLOOKUP([.$B16];[legacy.$A$2:.$F$57];2)" office:value-type="string" office:string-value="Jim Sun">
            <text:p>Jim Sun</text:p>
          </table:table-cell>
          <table:table-cell table:formula="of:=VLOOKUP([.$B16];[legacy.$A$2:.$F$57];3)" office:value-type="string" office:string-value="sunj2@mail.nih.gov">
            <text:p>sunj2@mail.nih.gov</text:p>
          </table:table-cell>
          <table:table-cell table:formula="of:=VLOOKUP([.$B16];[legacy.$A$2:.$F$57];5)" office:value-type="string" office:string-value="klemmj@mail.nih.gov">
            <text:p>klemmj@mail.nih.gov</text:p>
          </table:table-cell>
        </table:table-row>
        <table:table-row table:style-name="ro2">
          <table:table-cell office:value-type="string">
            <text:p>caCORE Software Development and Enhancement</text:p>
          </table:table-cell>
          <table:table-cell office:value-type="string">
            <text:p>cacoresdk</text:p>
          </table:table-cell>
          <table:table-cell office:value-type="string">
            <text:p>sreenath.nampally@nih.gov</text:p>
          </table:table-cell>
          <table:table-cell office:value-type="string">
            <text:p>Sichen Liu</text:p>
          </table:table-cell>
          <table:table-cell office:value-type="string">
            <text:p>Sree Nampally</text:p>
          </table:table-cell>
          <table:table-cell table:formula="of:=VLOOKUP([.$B17];[legacy.$A$2:.$F$57];2)" office:value-type="string" office:string-value="Satish Patel">
            <text:p>Satish Patel</text:p>
          </table:table-cell>
          <table:table-cell table:formula="of:=VLOOKUP([.$B17];[legacy.$A$2:.$F$57];3)" office:value-type="string" office:string-value="patelsat@mail.nih.gov">
            <text:p>patelsat@mail.nih.gov</text:p>
          </table:table-cell>
          <table:table-cell table:formula="of:=VLOOKUP([.$B17];[legacy.$A$2:.$F$57];5)" office:value-type="string" office:string-value="liusi@mail.nih.gov">
            <text:p>liusi@mail.nih.gov</text:p>
          </table:table-cell>
        </table:table-row>
        <table:table-row table:style-name="ro2">
          <table:table-cell office:value-type="string">
            <text:p>caDSR Focus</text:p>
          </table:table-cell>
          <table:table-cell office:value-type="string">
            <text:p>cadsr</text:p>
          </table:table-cell>
          <table:table-cell office:value-type="string">
            <text:p>Musharaf.Rashid@nih.gov</text:p>
          </table:table-cell>
          <table:table-cell office:value-type="string">
            <text:p>Dave Hau</text:p>
          </table:table-cell>
          <table:table-cell office:value-type="string">
            <text:p>Musharaf Rashid</text:p>
          </table:table-cell>
          <table:table-cell table:formula="of:=VLOOKUP([.$B18];[legacy.$A$2:.$F$57];2)" office:value-type="string" office:string-value="Satish Patel">
            <text:p>Satish Patel</text:p>
          </table:table-cell>
          <table:table-cell table:formula="of:=VLOOKUP([.$B18];[legacy.$A$2:.$F$57];3)" office:value-type="string" office:string-value="patelsat@mail.nih.gov">
            <text:p>patelsat@mail.nih.gov</text:p>
          </table:table-cell>
          <table:table-cell table:formula="of:=VLOOKUP([.$B18];[legacy.$A$2:.$F$57];5)" office:value-type="string" office:string-value="liusi@mail.nih.gov">
            <text:p>liusi@mail.nih.gov</text:p>
          </table:table-cell>
        </table:table-row>
        <table:table-row table:style-name="ro2">
          <table:table-cell office:value-type="string">
            <text:p>Part of caDSR-O&amp;M Contract; shall be awarded within next week or so.</text:p>
          </table:table-cell>
          <table:table-cell office:value-type="string">
            <text:p>cadsr-cde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19];[legacy.$A$2:.$F$57];2)" office:value-type="string" office:string-value="Raghu Chintalapati">
            <text:p>Raghu Chintalapati</text:p>
          </table:table-cell>
          <table:table-cell table:formula="of:=VLOOKUP([.$B19];[legacy.$A$2:.$F$57];3)" office:value-type="string" office:string-value="chintalr@mail.nih.gov">
            <text:p>chintalr@mail.nih.gov</text:p>
          </table:table-cell>
          <table:table-cell table:formula="of:=VLOOKUP([.$B19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Part of caDSR-O&amp;M Contract; shall be awarded within next week or so.</text:p>
          </table:table-cell>
          <table:table-cell office:value-type="string">
            <text:p>cadsr-cdecurate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20];[legacy.$A$2:.$F$57];2)" office:value-type="string" office:string-value="Raghu Chintalapati">
            <text:p>Raghu Chintalapati</text:p>
          </table:table-cell>
          <table:table-cell table:formula="of:=VLOOKUP([.$B20];[legacy.$A$2:.$F$57];3)" office:value-type="string" office:string-value="chintalr@mail.nih.gov">
            <text:p>chintalr@mail.nih.gov</text:p>
          </table:table-cell>
          <table:table-cell table:formula="of:=VLOOKUP([.$B20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Part of caDSR-O&amp;M Contract; shall be awarded within next week or so.</text:p>
          </table:table-cell>
          <table:table-cell office:value-type="string">
            <text:p>cadsr-formbuild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21];[legacy.$A$2:.$F$57];2)" office:value-type="string" office:string-value="Raghu Chintalapati">
            <text:p>Raghu Chintalapati</text:p>
          </table:table-cell>
          <table:table-cell table:formula="of:=VLOOKUP([.$B21];[legacy.$A$2:.$F$57];3)" office:value-type="string" office:string-value="chintalr@mail.nih.gov">
            <text:p>chintalr@mail.nih.gov</text:p>
          </table:table-cell>
          <table:table-cell table:formula="of:=VLOOKUP([.$B21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Part of caDSR-O&amp;M Contract; shall be awarded within next week or so.</text:p>
          </table:table-cell>
          <table:table-cell office:value-type="string">
            <text:p>cadsr-freestylesearch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22];[legacy.$A$2:.$F$57];2)" office:value-type="string" office:string-value="Raghu Chintalapati">
            <text:p>Raghu Chintalapati</text:p>
          </table:table-cell>
          <table:table-cell table:formula="of:=VLOOKUP([.$B22];[legacy.$A$2:.$F$57];3)" office:value-type="string" office:string-value="chintalr@mail.nih.gov">
            <text:p>chintalr@mail.nih.gov</text:p>
          </table:table-cell>
          <table:table-cell table:formula="of:=VLOOKUP([.$B22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Not awarded/finalized yet</text:p>
          </table:table-cell>
          <table:table-cell office:value-type="string">
            <text:p>cadsr-semanticTools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table:formula="of:=VLOOKUP([.$B23];[legacy.$A$2:.$F$57];2)" office:value-type="string" office:string-value="Denis Avdic">
            <text:p>Denis Avdic</text:p>
          </table:table-cell>
          <table:table-cell table:formula="of:=VLOOKUP([.$B23];[legacy.$A$2:.$F$57];3)" office:value-type="string" office:string-value="avdicd@mail.nih.gov">
            <text:p>avdicd@mail.nih.gov</text:p>
          </table:table-cell>
          <table:table-cell table:formula="of:=VLOOKUP([.$B23];[legacy.$A$2:.$F$57];5)" office:value-type="string" office:string-value="haudt@mail.nih.gov">
            <text:p>haudt@mail.nih.gov</text:p>
          </table:table-cell>
        </table:table-row>
        <table:table-row table:style-name="ro2">
          <table:table-cell/>
          <table:table-cell office:value-type="string">
            <text:p>cadsr-sentinel</text:p>
          </table:table-cell>
          <table:table-cell table:number-columns-repeated="3"/>
          <table:table-cell table:formula="of:=VLOOKUP([.$B24];[legacy.$A$2:.$F$57];2)" office:value-type="string" office:string-value="Raghu Chintalapati">
            <text:p>Raghu Chintalapati</text:p>
          </table:table-cell>
          <table:table-cell table:formula="of:=VLOOKUP([.$B24];[legacy.$A$2:.$F$57];3)" office:value-type="string" office:string-value="chintalr@mail.nih.gov">
            <text:p>chintalr@mail.nih.gov</text:p>
          </table:table-cell>
          <table:table-cell table:formula="of:=VLOOKUP([.$B24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Part of caDSR-O&amp;M Contract; shall be awarded within next week or so.</text:p>
          </table:table-cell>
          <table:table-cell office:value-type="string">
            <text:p>cadsr-umlmodelbrows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25];[legacy.$A$2:.$F$57];2)" office:value-type="string" office:string-value="Raghu Chintalapati">
            <text:p>Raghu Chintalapati</text:p>
          </table:table-cell>
          <table:table-cell table:formula="of:=VLOOKUP([.$B25];[legacy.$A$2:.$F$57];3)" office:value-type="string" office:string-value="chintalr@mail.nih.gov">
            <text:p>chintalr@mail.nih.gov</text:p>
          </table:table-cell>
          <table:table-cell table:formula="of:=VLOOKUP([.$B25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caEHR: Quality Assurance</text:p>
          </table:table-cell>
          <table:table-cell office:value-type="string">
            <text:p>caehr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26];[legacy.$A$2:.$F$57];2)" office:value-type="string" office:string-value="Raghu Chintalapati">
            <text:p>Raghu Chintalapati</text:p>
          </table:table-cell>
          <table:table-cell table:formula="of:=VLOOKUP([.$B26];[legacy.$A$2:.$F$57];3)" office:value-type="string" office:string-value="chintalr@mail.nih.gov">
            <text:p>chintalr@mail.nih.gov</text:p>
          </table:table-cell>
          <table:table-cell table:formula="of:=VLOOKUP([.$B26];[legacy.$A$2:.$F$57];5)" office:value-type="string" office:string-value="haudt@mail.nih.gov">
            <text:p>haudt@mail.nih.gov</text:p>
          </table:table-cell>
        </table:table-row>
        <table:table-row table:style-name="ro2">
          <table:table-cell office:value-type="string">
            <text:p>caEHR Enterprise Services Development- 5AM</text:p>
          </table:table-cell>
          <table:table-cell office:value-type="string">
            <text:p>caehr</text:p>
          </table:table-cell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27];[legacy.$A$2:.$F$57];2)" office:value-type="string" office:string-value="Raghu Chintalapati">
            <text:p>Raghu Chintalapati</text:p>
          </table:table-cell>
          <table:table-cell table:formula="of:=VLOOKUP([.$B27];[legacy.$A$2:.$F$57];3)" office:value-type="string" office:string-value="chintalr@mail.nih.gov">
            <text:p>chintalr@mail.nih.gov</text:p>
          </table:table-cell>
          <table:table-cell table:formula="of:=VLOOKUP([.$B27];[legacy.$A$2:.$F$57];5)" office:value-type="string" office:string-value="haudt@mail.nih.gov">
            <text:p>haudt@mail.nih.gov</text:p>
          </table:table-cell>
        </table:table-row>
        <table:table-row table:style-name="ro2">
          <table:table-cell/>
          <table:table-cell office:value-type="string">
            <text:p>cagrid</text:p>
          </table:table-cell>
          <table:table-cell office:value-type="string">
            <text:p>breml@mail.nih.gov </text:p>
          </table:table-cell>
          <table:table-cell/>
          <table:table-cell office:value-type="string">
            <text:p>Lawrence Brem</text:p>
          </table:table-cell>
          <table:table-cell table:formula="of:=VLOOKUP([.$B28];[legacy.$A$2:.$F$57];2)" office:value-type="string" office:string-value="John Eisenschmidt">
            <text:p>John Eisenschmidt</text:p>
          </table:table-cell>
          <table:table-cell table:formula="of:=VLOOKUP([.$B28];[legacy.$A$2:.$F$57];3)" office:value-type="string" office:string-value="eisenschmidtjw@mail.nih.gov">
            <text:p>eisenschmidtjw@mail.nih.gov</text:p>
          </table:table-cell>
          <table:table-cell table:formula="of:=VLOOKUP([.$B28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caGrid Portal Development</text:p>
          </table:table-cell>
          <table:table-cell office:value-type="string">
            <text:p>cagridportal</text:p>
          </table:table-cell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formula="of:=VLOOKUP([.$B29];[legacy.$A$2:.$F$57];2)" office:value-type="string" office:string-value="John Eisenschmidt">
            <text:p>John Eisenschmidt</text:p>
          </table:table-cell>
          <table:table-cell table:formula="of:=VLOOKUP([.$B29];[legacy.$A$2:.$F$57];3)" office:value-type="string" office:string-value="eisenschmidtjw@mail.nih.gov">
            <text:p>eisenschmidtjw@mail.nih.gov</text:p>
          </table:table-cell>
          <table:table-cell table:formula="of:=VLOOKUP([.$B29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/>
          <table:table-cell office:value-type="string">
            <text:p>cagwas</text:p>
          </table:table-cell>
          <table:table-cell table:number-columns-repeated="3"/>
          <table:table-cell table:formula="of:=VLOOKUP([.$B30];[legacy.$A$2:.$F$57];2)" office:value-type="string" office:string-value="Shine Jacob">
            <text:p>Shine Jacob</text:p>
          </table:table-cell>
          <table:table-cell table:formula="of:=VLOOKUP([.$B30];[legacy.$A$2:.$F$57];3)" office:value-type="string" office:string-value="jacobss2@mail.nih.gov">
            <text:p>jacobss2@mail.nih.gov</text:p>
          </table:table-cell>
          <table:table-cell table:formula="of:=VLOOKUP([.$B30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caEngg</text:p>
          </table:table-cell>
          <table:table-cell office:value-type="string">
            <text:p>caintegrator2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formula="of:=VLOOKUP([.$B31];[legacy.$A$2:.$F$57];2)" office:value-type="string" office:string-value="JP Marple">
            <text:p>JP Marple</text:p>
          </table:table-cell>
          <table:table-cell table:formula="of:=VLOOKUP([.$B31];[legacy.$A$2:.$F$57];3)" office:value-type="string" office:string-value="marplej@mail.nih.gov">
            <text:p>marplej@mail.nih.gov</text:p>
          </table:table-cell>
          <table:table-cell table:formula="of:=VLOOKUP([.$B31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caArray and caMOD Data Coordination</text:p>
          </table:table-cell>
          <table:table-cell office:value-type="string">
            <text:p>camod</text:p>
          </table:table-cell>
          <table:table-cell office:value-type="string">
            <text:p>rodney.winkler@nih.gov</text:p>
          </table:table-cell>
          <table:table-cell office:value-type="string">
            <text:p>Carl Schaefer/Juli Klemm</text:p>
          </table:table-cell>
          <table:table-cell office:value-type="string">
            <text:p>Rodney Winkler</text:p>
          </table:table-cell>
          <table:table-cell table:formula="of:=VLOOKUP([.$B32];[legacy.$A$2:.$F$57];2)" office:value-type="string" office:string-value="Maki Duncan">
            <text:p>Maki Duncan</text:p>
          </table:table-cell>
          <table:table-cell table:formula="of:=VLOOKUP([.$B32];[legacy.$A$2:.$F$57];3)" office:value-type="string" office:string-value="duncanmk@mail.nih.gov">
            <text:p>duncanmk@mail.nih.gov</text:p>
          </table:table-cell>
          <table:table-cell table:formula="of:=VLOOKUP([.$B32];[legacy.$A$2:.$F$57];5)" office:value-type="string" office:string-value="klemmj@mail.nih.gov">
            <text:p>klemmj@mail.nih.gov</text:p>
          </table:table-cell>
        </table:table-row>
        <table:table-row table:style-name="ro2">
          <table:table-cell office:value-type="string">
            <text:p>caEngg</text:p>
          </table:table-cell>
          <table:table-cell office:value-type="string">
            <text:p>camod</text:p>
          </table:table-cell>
          <table:table-cell/>
          <table:table-cell office:value-type="string">
            <text:p>Anand Basu</text:p>
          </table:table-cell>
          <table:table-cell/>
          <table:table-cell table:formula="of:=VLOOKUP([.$B33];[legacy.$A$2:.$F$57];2)" office:value-type="string" office:string-value="Maki Duncan">
            <text:p>Maki Duncan</text:p>
          </table:table-cell>
          <table:table-cell table:formula="of:=VLOOKUP([.$B33];[legacy.$A$2:.$F$57];3)" office:value-type="string" office:string-value="duncanmk@mail.nih.gov">
            <text:p>duncanmk@mail.nih.gov</text:p>
          </table:table-cell>
          <table:table-cell table:formula="of:=VLOOKUP([.$B33];[legacy.$A$2:.$F$57];5)" office:value-type="string" office:string-value="klemmj@mail.nih.gov">
            <text:p>klemmj@mail.nih.gov</text:p>
          </table:table-cell>
        </table:table-row>
        <table:table-row table:style-name="ro2">
          <table:table-cell office:value-type="string">
            <text:p>caEngg</text:p>
          </table:table-cell>
          <table:table-cell office:value-type="string">
            <text:p>cananolab</text:p>
          </table:table-cell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formula="of:=VLOOKUP([.$B34];[legacy.$A$2:.$F$57];2)" office:value-type="string" office:string-value="Sue Pan">
            <text:p>Sue Pan</text:p>
          </table:table-cell>
          <table:table-cell table:formula="of:=VLOOKUP([.$B34];[legacy.$A$2:.$F$57];3)" office:value-type="string" office:string-value="pansu@mail.nih.gov">
            <text:p>pansu@mail.nih.gov</text:p>
          </table:table-cell>
          <table:table-cell table:formula="of:=VLOOKUP([.$B34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Tissue/Biospecimen Banking and Technology Tools KC</text:p>
          </table:table-cell>
          <table:table-cell office:value-type="string">
            <text:p>catissue</text:p>
          </table:table-cell>
          <table:table-cell office:value-type="string">
            <text:p>Lander, William (NIH/NCI) [C]</text:p>
          </table:table-cell>
          <table:table-cell office:value-type="string">
            <text:p>Ian Fore, Leslie Derr</text:p>
          </table:table-cell>
          <table:table-cell office:value-type="string">
            <text:p>Michelle Lee</text:p>
          </table:table-cell>
          <table:table-cell table:formula="of:=VLOOKUP([.$B35];[legacy.$A$2:.$F$57];2)" office:value-type="string" office:string-value="Michelle Lee">
            <text:p>Michelle Lee</text:p>
          </table:table-cell>
          <table:table-cell table:formula="of:=VLOOKUP([.$B35];[legacy.$A$2:.$F$57];3)" office:value-type="string" office:string-value="leeml@mail.nih.gov">
            <text:p>leeml@mail.nih.gov</text:p>
          </table:table-cell>
          <table:table-cell table:formula="of:=VLOOKUP([.$B35];[legacy.$A$2:.$F$57];5)" office:value-type="string" office:string-value="forei@mail.nih.gov">
            <text:p>forei@mail.nih.gov</text:p>
          </table:table-cell>
        </table:table-row>
        <table:table-row table:style-name="ro2">
          <table:table-cell office:value-type="string">
            <text:p>CCTS Project Manager/Semantic Bits</text:p>
          </table:table-cell>
          <table:table-cell office:value-type="string">
            <text:p>cct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36];[legacy.$A$2:.$F$57];2)" office:value-type="string" office:string-value="Ram Chilkur">
            <text:p>Ram Chilkur</text:p>
          </table:table-cell>
          <table:table-cell table:formula="of:=VLOOKUP([.$B36];[legacy.$A$2:.$F$57];3)" office:value-type="string" office:string-value="chilukurir2@mail.nih.gov">
            <text:p>chilukurir2@mail.nih.gov</text:p>
          </table:table-cell>
          <table:table-cell table:formula="of:=VLOOKUP([.$B36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C3PR </text:p>
          </table:table-cell>
          <table:table-cell office:value-type="string">
            <text:p>ccts-c3p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37];[legacy.$A$2:.$F$57];2)" office:value-type="string" office:string-value="Ram Chilkur">
            <text:p>Ram Chilkur</text:p>
          </table:table-cell>
          <table:table-cell table:formula="of:=VLOOKUP([.$B37];[legacy.$A$2:.$F$57];3)" office:value-type="string" office:string-value="chilukurir2@mail.nih.gov">
            <text:p>chilukurir2@mail.nih.gov</text:p>
          </table:table-cell>
          <table:table-cell table:formula="of:=VLOOKUP([.$B37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caAERS </text:p>
          </table:table-cell>
          <table:table-cell office:value-type="string">
            <text:p>ccts-caaers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38];[legacy.$A$2:.$F$57];2)" office:value-type="string" office:string-value="Ram Chilkur">
            <text:p>Ram Chilkur</text:p>
          </table:table-cell>
          <table:table-cell table:formula="of:=VLOOKUP([.$B38];[legacy.$A$2:.$F$57];3)" office:value-type="string" office:string-value="chilukurir2@mail.nih.gov">
            <text:p>chilukurir2@mail.nih.gov</text:p>
          </table:table-cell>
          <table:table-cell table:formula="of:=VLOOKUP([.$B38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Ekagra Support caXchange</text:p>
          </table:table-cell>
          <table:table-cell office:value-type="string">
            <text:p>ccts-caXchange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39];[legacy.$A$2:.$F$57];2)" office:value-type="string" office:string-value="Ram Chilkur">
            <text:p>Ram Chilkur</text:p>
          </table:table-cell>
          <table:table-cell table:formula="of:=VLOOKUP([.$B39];[legacy.$A$2:.$F$57];3)" office:value-type="string" office:string-value="chilukurir2@mail.nih.gov">
            <text:p>chilukurir2@mail.nih.gov</text:p>
          </table:table-cell>
          <table:table-cell table:formula="of:=VLOOKUP([.$B39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/>
          <table:table-cell office:value-type="string">
            <text:p>ccts-clinicalconnector</text:p>
          </table:table-cell>
          <table:table-cell office:value-type="string">
            <text:p>peter.yan@nih.gov</text:p>
          </table:table-cell>
          <table:table-cell/>
          <table:table-cell office:value-type="string">
            <text:p>Peter Yan</text:p>
          </table:table-cell>
          <table:table-cell table:formula="of:=VLOOKUP([.$B40];[legacy.$A$2:.$F$57];2)" office:value-type="string" office:string-value="Ram Chilkur">
            <text:p>Ram Chilkur</text:p>
          </table:table-cell>
          <table:table-cell table:formula="of:=VLOOKUP([.$B40];[legacy.$A$2:.$F$57];3)" office:value-type="string" office:string-value="chilukurir2@mail.nih.gov">
            <text:p>chilukurir2@mail.nih.gov</text:p>
          </table:table-cell>
          <table:table-cell table:formula="of:=VLOOKUP([.$B40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Lab Viewer </text:p>
          </table:table-cell>
          <table:table-cell office:value-type="string">
            <text:p>ccts-labviewer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41];[legacy.$A$2:.$F$57];2)" office:value-type="string" office:string-value="Ram Chilkur">
            <text:p>Ram Chilkur</text:p>
          </table:table-cell>
          <table:table-cell table:formula="of:=VLOOKUP([.$B41];[legacy.$A$2:.$F$57];3)" office:value-type="string" office:string-value="chilukurir2@mail.nih.gov">
            <text:p>chilukurir2@mail.nih.gov</text:p>
          </table:table-cell>
          <table:table-cell table:formula="of:=VLOOKUP([.$B41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PSC - Phase III</text:p>
          </table:table-cell>
          <table:table-cell office:value-type="string">
            <text:p>ccts-psc</text:p>
          </table:table-cell>
          <table:table-cell office:value-type="string">
            <text:p>peter.yan@nih.gov</text:p>
          </table:table-cell>
          <table:table-cell office:value-type="string">
            <text:p>John Speakman, Christo Andonyadis</text:p>
          </table:table-cell>
          <table:table-cell office:value-type="string">
            <text:p>Peter Yan</text:p>
          </table:table-cell>
          <table:table-cell table:formula="of:=VLOOKUP([.$B42];[legacy.$A$2:.$F$57];2)" office:value-type="string" office:string-value="Ram Chilkur">
            <text:p>Ram Chilkur</text:p>
          </table:table-cell>
          <table:table-cell table:formula="of:=VLOOKUP([.$B42];[legacy.$A$2:.$F$57];3)" office:value-type="string" office:string-value="chilukurir2@mail.nih.gov">
            <text:p>chilukurir2@mail.nih.gov</text:p>
          </table:table-cell>
          <table:table-cell table:formula="of:=VLOOKUP([.$B42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CDE Harmonization </text:p>
          </table:table-cell>
          <table:table-cell office:value-type="string">
            <text:p>cde</text:p>
          </table:table-cell>
          <table:table-cell office:value-type="string">
            <text:p>Musharaf.Rashid@nih.gov</text:p>
          </table:table-cell>
          <table:table-cell office:value-type="string">
            <text:p>Dianne Reeves</text:p>
          </table:table-cell>
          <table:table-cell office:value-type="string">
            <text:p>Musharaf Rashid</text:p>
          </table:table-cell>
          <table:table-cell table:formula="of:=VLOOKUP([.$B43];[legacy.$A$2:.$F$57];2)" office:value-type="string" office:string-value="Ram Chilkur">
            <text:p>Ram Chilkur</text:p>
          </table:table-cell>
          <table:table-cell table:formula="of:=VLOOKUP([.$B43];[legacy.$A$2:.$F$57];3)" office:value-type="string" office:string-value="chilukurir2@mail.nih.gov">
            <text:p>chilukurir2@mail.nih.gov</text:p>
          </table:table-cell>
          <table:table-cell table:formula="of:=VLOOKUP([.$B43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/>
          <table:table-cell office:value-type="string">
            <text:p>cpas</text:p>
          </table:table-cell>
          <table:table-cell table:number-columns-repeated="3"/>
          <table:table-cell table:formula="of:=VLOOKUP([.$B44];[legacy.$A$2:.$F$57];2)" office:value-type="string" office:string-value="Denny Chan">
            <text:p>Denny Chan</text:p>
          </table:table-cell>
          <table:table-cell table:formula="of:=VLOOKUP([.$B44];[legacy.$A$2:.$F$57];3)" office:value-type="string" office:string-value="dc331z@nih.gov">
            <text:p>dc331z@nih.gov</text:p>
          </table:table-cell>
          <table:table-cell table:formula="of:=VLOOKUP([.$B44];[legacy.$A$2:.$F$57];5)" office:value-type="string" office:string-value="cs339h@nih.gov">
            <text:p>cs339h@nih.gov</text:p>
          </table:table-cell>
        </table:table-row>
        <table:table-row table:style-name="ro2">
          <table:table-cell/>
          <table:table-cell office:value-type="string">
            <text:p>ctods</text:p>
          </table:table-cell>
          <table:table-cell table:number-columns-repeated="3"/>
          <table:table-cell table:formula="of:=VLOOKUP([.$B45];[legacy.$A$2:.$F$57];2)" office:value-type="float" office:value="0">
            <text:p/>
          </table:table-cell>
          <table:table-cell table:formula="of:=VLOOKUP([.$B45];[legacy.$A$2:.$F$57];3)" office:value-type="float" office:value="0">
            <text:p/>
          </table:table-cell>
          <table:table-cell table:formula="of:=VLOOKUP([.$B45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/>
          <table:table-cell office:value-type="string">
            <text:p>ESD</text:p>
          </table:table-cell>
          <table:table-cell office:value-type="string">
            <text:p>hemant.undale@nih.gov</text:p>
          </table:table-cell>
          <table:table-cell/>
          <table:table-cell office:value-type="string">
            <text:p>Hemant Undale</text:p>
          </table:table-cell>
          <table:table-cell table:formula="of:=VLOOKUP([.$B46];[legacy.$A$2:.$F$57];2)" office:value-type="float" office:value="0">
            <text:p/>
          </table:table-cell>
          <table:table-cell table:formula="of:=VLOOKUP([.$B46];[legacy.$A$2:.$F$57];3)" office:value-type="float" office:value="0">
            <text:p/>
          </table:table-cell>
          <table:table-cell table:formula="of:=VLOOKUP([.$B46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/>
          <table:table-cell office:value-type="string">
            <text:p>evstree</text:p>
          </table:table-cell>
          <table:table-cell table:number-columns-repeated="3"/>
          <table:table-cell table:formula="of:=VLOOKUP([.$B47];[legacy.$A$2:.$F$57];2)" office:value-type="string" office:string-value="Maki Duncan">
            <text:p>Maki Duncan</text:p>
          </table:table-cell>
          <table:table-cell table:formula="of:=VLOOKUP([.$B47];[legacy.$A$2:.$F$57];3)" office:value-type="string" office:string-value="duncanmk@mail.nih.gov">
            <text:p>duncanmk@mail.nih.gov</text:p>
          </table:table-cell>
          <table:table-cell table:formula="of:=VLOOKUP([.$B47];[legacy.$A$2:.$F$57];5)" office:value-type="string" office:string-value="klemmj@mail.nih.gov">
            <text:p>klemmj@mail.nih.gov</text:p>
          </table:table-cell>
        </table:table-row>
        <table:table-row table:style-name="ro2">
          <table:table-cell office:value-type="string">
            <text:p>No active development going on here.</text:p>
          </table:table-cell>
          <table:table-cell office:value-type="string">
            <text:p>genepattern</text:p>
          </table:table-cell>
          <table:table-cell office:value-type="string">
            <text:p>grochk@mail.nih.gov </text:p>
          </table:table-cell>
          <table:table-cell office:value-type="string">
            <text:p>Juli Klemm</text:p>
          </table:table-cell>
          <table:table-cell office:value-type="string">
            <text:p>Kevin Groch</text:p>
          </table:table-cell>
          <table:table-cell table:formula="of:=VLOOKUP([.$B48];[legacy.$A$2:.$F$57];2)" office:value-type="float" office:value="0">
            <text:p/>
          </table:table-cell>
          <table:table-cell table:formula="of:=VLOOKUP([.$B48];[legacy.$A$2:.$F$57];3)" office:value-type="float" office:value="0">
            <text:p/>
          </table:table-cell>
          <table:table-cell table:formula="of:=VLOOKUP([.$B48];[legacy.$A$2:.$F$57];5)" office:value-type="string" office:string-value="klemmj@mail.nih.gov">
            <text:p>klemmj@mail.nih.gov</text:p>
          </table:table-cell>
        </table:table-row>
        <table:table-row table:style-name="ro2">
          <table:table-cell/>
          <table:table-cell office:value-type="string">
            <text:p>ispy</text:p>
          </table:table-cell>
          <table:table-cell table:number-columns-repeated="3"/>
          <table:table-cell table:formula="of:=VLOOKUP([.$B49];[legacy.$A$2:.$F$57];2)" office:value-type="string" office:string-value="Shine Jacob">
            <text:p>Shine Jacob</text:p>
          </table:table-cell>
          <table:table-cell table:formula="of:=VLOOKUP([.$B49];[legacy.$A$2:.$F$57];3)" office:value-type="string" office:string-value="jacobss2@mail.nih.gov">
            <text:p>jacobss2@mail.nih.gov</text:p>
          </table:table-cell>
          <table:table-cell table:formula="of:=VLOOKUP([.$B49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TRANSCEND- UCSF</text:p>
          </table:table-cell>
          <table:table-cell/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formula="of:=VLOOKUP([.$B50];[legacy.$A$2:.$F$57];2)" office:value-type="float" office:value="0">
            <text:p>#N/A</text:p>
          </table:table-cell>
          <table:table-cell table:formula="of:=VLOOKUP([.$B50];[legacy.$A$2:.$F$57];3)" office:value-type="float" office:value="0">
            <text:p>#N/A</text:p>
          </table:table-cell>
          <table:table-cell table:formula="of:=VLOOKUP([.$B5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Terminological Support for the CTS2 Specification</text:p>
          </table:table-cell>
          <table:table-cell office:value-type="string">
            <text:p>lexevs</text:p>
          </table:table-cell>
          <table:table-cell office:value-type="string">
            <text:p>breml@mail.nih.gov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formula="of:=VLOOKUP([.$B51];[legacy.$A$2:.$F$57];2)" office:value-type="string" office:string-value="Raghu Chintalapati">
            <text:p>Raghu Chintalapati</text:p>
          </table:table-cell>
          <table:table-cell table:formula="of:=VLOOKUP([.$B51];[legacy.$A$2:.$F$57];3)" office:value-type="string" office:string-value="chintalr@mail.nih.gov">
            <text:p>chintalr@mail.nih.gov</text:p>
          </table:table-cell>
          <table:table-cell table:formula="of:=VLOOKUP([.$B51];[legacy.$A$2:.$F$57];5)" office:value-type="string" office:string-value="lucasjr@mail.nih.gov">
            <text:p>lucasjr@mail.nih.gov</text:p>
          </table:table-cell>
        </table:table-row>
        <table:table-row table:style-name="ro2">
          <table:table-cell office:value-type="string">
            <text:p>Development of a DMR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Mervi Heiskanen</text:p>
          </table:table-cell>
          <table:table-cell office:value-type="string">
            <text:p>Rodney Winkler</text:p>
          </table:table-cell>
          <table:table-cell table:formula="of:=VLOOKUP([.$B52];[legacy.$A$2:.$F$57];2)" office:value-type="float" office:value="0">
            <text:p>#N/A</text:p>
          </table:table-cell>
          <table:table-cell table:formula="of:=VLOOKUP([.$B52];[legacy.$A$2:.$F$57];3)" office:value-type="float" office:value="0">
            <text:p>#N/A</text:p>
          </table:table-cell>
          <table:table-cell table:formula="of:=VLOOKUP([.$B5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ngg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Anand Basu</text:p>
          </table:table-cell>
          <table:table-cell office:value-type="string">
            <text:p>Rodney Winkler</text:p>
          </table:table-cell>
          <table:table-cell table:formula="of:=VLOOKUP([.$B53];[legacy.$A$2:.$F$57];2)" office:value-type="float" office:value="0">
            <text:p>#N/A</text:p>
          </table:table-cell>
          <table:table-cell table:formula="of:=VLOOKUP([.$B53];[legacy.$A$2:.$F$57];3)" office:value-type="float" office:value="0">
            <text:p>#N/A</text:p>
          </table:table-cell>
          <table:table-cell table:formula="of:=VLOOKUP([.$B5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DSIC KC</text:p>
          </table:table-cell>
          <table:table-cell/>
          <table:table-cell office:value-type="string">
            <text:p>kathleen.mccormick@nih.gov</text:p>
          </table:table-cell>
          <table:table-cell office:value-type="string">
            <text:p>Wendy Patterson</text:p>
          </table:table-cell>
          <table:table-cell office:value-type="string">
            <text:p>Kathleen McCormick</text:p>
          </table:table-cell>
          <table:table-cell table:formula="of:=VLOOKUP([.$B54];[legacy.$A$2:.$F$57];2)" office:value-type="float" office:value="0">
            <text:p>#N/A</text:p>
          </table:table-cell>
          <table:table-cell table:formula="of:=VLOOKUP([.$B54];[legacy.$A$2:.$F$57];3)" office:value-type="float" office:value="0">
            <text:p>#N/A</text:p>
          </table:table-cell>
          <table:table-cell table:formula="of:=VLOOKUP([.$B5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HR: Analysis and Architecture- Essex</text:p>
          </table:table-cell>
          <table:table-cell/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55];[legacy.$A$2:.$F$57];2)" office:value-type="float" office:value="0">
            <text:p>#N/A</text:p>
          </table:table-cell>
          <table:table-cell table:formula="of:=VLOOKUP([.$B55];[legacy.$A$2:.$F$57];3)" office:value-type="float" office:value="0">
            <text:p>#N/A</text:p>
          </table:table-cell>
          <table:table-cell table:formula="of:=VLOOKUP([.$B5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HR: Analysis and Architecture with ScenPro</text:p>
          </table:table-cell>
          <table:table-cell/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56];[legacy.$A$2:.$F$57];2)" office:value-type="float" office:value="0">
            <text:p>#N/A</text:p>
          </table:table-cell>
          <table:table-cell table:formula="of:=VLOOKUP([.$B56];[legacy.$A$2:.$F$57];3)" office:value-type="float" office:value="0">
            <text:p>#N/A</text:p>
          </table:table-cell>
          <table:table-cell table:formula="of:=VLOOKUP([.$B5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HR Enterprise Services Development with Agilex</text:p>
          </table:table-cell>
          <table:table-cell/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57];[legacy.$A$2:.$F$57];2)" office:value-type="float" office:value="0">
            <text:p>#N/A</text:p>
          </table:table-cell>
          <table:table-cell table:formula="of:=VLOOKUP([.$B57];[legacy.$A$2:.$F$57];3)" office:value-type="float" office:value="0">
            <text:p>#N/A</text:p>
          </table:table-cell>
          <table:table-cell table:formula="of:=VLOOKUP([.$B5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HR Enterprise Services Development-SemanticBits</text:p>
          </table:table-cell>
          <table:table-cell/>
          <table:table-cell office:value-type="string">
            <text:p>hemant.undale@nih.gov</text:p>
          </table:table-cell>
          <table:table-cell office:value-type="string">
            <text:p>Caterina Lasome</text:p>
          </table:table-cell>
          <table:table-cell office:value-type="string">
            <text:p>Hemant Undale</text:p>
          </table:table-cell>
          <table:table-cell table:formula="of:=VLOOKUP([.$B58];[legacy.$A$2:.$F$57];2)" office:value-type="float" office:value="0">
            <text:p>#N/A</text:p>
          </table:table-cell>
          <table:table-cell table:formula="of:=VLOOKUP([.$B58];[legacy.$A$2:.$F$57];3)" office:value-type="float" office:value="0">
            <text:p>#N/A</text:p>
          </table:table-cell>
          <table:table-cell table:formula="of:=VLOOKUP([.$B5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MS Product Rep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Leslie Derr</text:p>
          </table:table-cell>
          <table:table-cell office:value-type="string">
            <text:p>Steven Silberman</text:p>
          </table:table-cell>
          <table:table-cell table:formula="of:=VLOOKUP([.$B59];[legacy.$A$2:.$F$57];2)" office:value-type="float" office:value="0">
            <text:p>#N/A</text:p>
          </table:table-cell>
          <table:table-cell table:formula="of:=VLOOKUP([.$B59];[legacy.$A$2:.$F$57];3)" office:value-type="float" office:value="0">
            <text:p>#N/A</text:p>
          </table:table-cell>
          <table:table-cell table:formula="of:=VLOOKUP([.$B5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 - GTU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60];[legacy.$A$2:.$F$57];2)" office:value-type="float" office:value="0">
            <text:p>#N/A</text:p>
          </table:table-cell>
          <table:table-cell table:formula="of:=VLOOKUP([.$B60];[legacy.$A$2:.$F$57];3)" office:value-type="float" office:value="0">
            <text:p>#N/A</text:p>
          </table:table-cell>
          <table:table-cell table:formula="of:=VLOOKUP([.$B6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-FHCRC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61];[legacy.$A$2:.$F$57];2)" office:value-type="float" office:value="0">
            <text:p>#N/A</text:p>
          </table:table-cell>
          <table:table-cell table:formula="of:=VLOOKUP([.$B61];[legacy.$A$2:.$F$57];3)" office:value-type="float" office:value="0">
            <text:p>#N/A</text:p>
          </table:table-cell>
          <table:table-cell table:formula="of:=VLOOKUP([.$B6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 - Emory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62];[legacy.$A$2:.$F$57];2)" office:value-type="float" office:value="0">
            <text:p>#N/A</text:p>
          </table:table-cell>
          <table:table-cell table:formula="of:=VLOOKUP([.$B62];[legacy.$A$2:.$F$57];3)" office:value-type="float" office:value="0">
            <text:p>#N/A</text:p>
          </table:table-cell>
          <table:table-cell table:formula="of:=VLOOKUP([.$B6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-TGEN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63];[legacy.$A$2:.$F$57];2)" office:value-type="float" office:value="0">
            <text:p>#N/A</text:p>
          </table:table-cell>
          <table:table-cell table:formula="of:=VLOOKUP([.$B63];[legacy.$A$2:.$F$57];3)" office:value-type="float" office:value="0">
            <text:p>#N/A</text:p>
          </table:table-cell>
          <table:table-cell table:formula="of:=VLOOKUP([.$B6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 - Columbi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64];[legacy.$A$2:.$F$57];2)" office:value-type="float" office:value="0">
            <text:p>#N/A</text:p>
          </table:table-cell>
          <table:table-cell table:formula="of:=VLOOKUP([.$B64];[legacy.$A$2:.$F$57];3)" office:value-type="float" office:value="0">
            <text:p>#N/A</text:p>
          </table:table-cell>
          <table:table-cell table:formula="of:=VLOOKUP([.$B6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Pathway Interaction Database Data Curation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65];[legacy.$A$2:.$F$57];2)" office:value-type="float" office:value="0">
            <text:p>#N/A</text:p>
          </table:table-cell>
          <table:table-cell table:formula="of:=VLOOKUP([.$B65];[legacy.$A$2:.$F$57];3)" office:value-type="float" office:value="0">
            <text:p>#N/A</text:p>
          </table:table-cell>
          <table:table-cell table:formula="of:=VLOOKUP([.$B6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Software and Data Quality Assurance</text:p>
          </table:table-cell>
          <table:table-cell/>
          <table:table-cell office:value-type="string">
            <text:p>chudamanis@mail.nih.gov </text:p>
          </table:table-cell>
          <table:table-cell office:value-type="string">
            <text:p>Cliff Wong</text:p>
          </table:table-cell>
          <table:table-cell office:value-type="string">
            <text:p>Sudha Chudamani</text:p>
          </table:table-cell>
          <table:table-cell table:formula="of:=VLOOKUP([.$B66];[legacy.$A$2:.$F$57];2)" office:value-type="float" office:value="0">
            <text:p>#N/A</text:p>
          </table:table-cell>
          <table:table-cell table:formula="of:=VLOOKUP([.$B66];[legacy.$A$2:.$F$57];3)" office:value-type="float" office:value="0">
            <text:p>#N/A</text:p>
          </table:table-cell>
          <table:table-cell table:formula="of:=VLOOKUP([.$B6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DCP Support</text:p>
          </table:table-cell>
          <table:table-cell/>
          <table:table-cell office:value-type="string">
            <text:p>karen.parness@nih.gov</text:p>
          </table:table-cell>
          <table:table-cell office:value-type="string">
            <text:p>John Speakman, Christo Andonyadis</text:p>
          </table:table-cell>
          <table:table-cell office:value-type="string">
            <text:p>Karen Parness</text:p>
          </table:table-cell>
          <table:table-cell table:formula="of:=VLOOKUP([.$B67];[legacy.$A$2:.$F$57];2)" office:value-type="float" office:value="0">
            <text:p>#N/A</text:p>
          </table:table-cell>
          <table:table-cell table:formula="of:=VLOOKUP([.$B67];[legacy.$A$2:.$F$57];3)" office:value-type="float" office:value="0">
            <text:p>#N/A</text:p>
          </table:table-cell>
          <table:table-cell table:formula="of:=VLOOKUP([.$B6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BIIT caCORE, caDSR and Interoperability Training </text:p>
          </table:table-cell>
          <table:table-cell/>
          <table:table-cell office:value-type="string">
            <text:p>kathleen.mccormick@nih.gov</text:p>
          </table:table-cell>
          <table:table-cell office:value-type="string">
            <text:p>Leslie Derr</text:p>
          </table:table-cell>
          <table:table-cell office:value-type="string">
            <text:p>Kathleen McCormick</text:p>
          </table:table-cell>
          <table:table-cell table:formula="of:=VLOOKUP([.$B68];[legacy.$A$2:.$F$57];2)" office:value-type="float" office:value="0">
            <text:p>#N/A</text:p>
          </table:table-cell>
          <table:table-cell table:formula="of:=VLOOKUP([.$B68];[legacy.$A$2:.$F$57];3)" office:value-type="float" office:value="0">
            <text:p>#N/A</text:p>
          </table:table-cell>
          <table:table-cell table:formula="of:=VLOOKUP([.$B6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Build and Deployment Automation 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Anand Basu</text:p>
          </table:table-cell>
          <table:table-cell office:value-type="string">
            <text:p>Musharaf Rashid</text:p>
          </table:table-cell>
          <table:table-cell table:formula="of:=VLOOKUP([.$B69];[legacy.$A$2:.$F$57];2)" office:value-type="float" office:value="0">
            <text:p>#N/A</text:p>
          </table:table-cell>
          <table:table-cell table:formula="of:=VLOOKUP([.$B69];[legacy.$A$2:.$F$57];3)" office:value-type="float" office:value="0">
            <text:p>#N/A</text:p>
          </table:table-cell>
          <table:table-cell table:formula="of:=VLOOKUP([.$B6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ARRA Software Technical and End-User Documentation</text:p>
          </table:table-cell>
          <table:table-cell/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formula="of:=VLOOKUP([.$B70];[legacy.$A$2:.$F$57];2)" office:value-type="float" office:value="0">
            <text:p>#N/A</text:p>
          </table:table-cell>
          <table:table-cell table:formula="of:=VLOOKUP([.$B70];[legacy.$A$2:.$F$57];3)" office:value-type="float" office:value="0">
            <text:p>#N/A</text:p>
          </table:table-cell>
          <table:table-cell table:formula="of:=VLOOKUP([.$B7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onsultant - Anil Srivastava</text:p>
          </table:table-cell>
          <table:table-cell/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formula="of:=VLOOKUP([.$B71];[legacy.$A$2:.$F$57];2)" office:value-type="float" office:value="0">
            <text:p>#N/A</text:p>
          </table:table-cell>
          <table:table-cell table:formula="of:=VLOOKUP([.$B71];[legacy.$A$2:.$F$57];3)" office:value-type="float" office:value="0">
            <text:p>#N/A</text:p>
          </table:table-cell>
          <table:table-cell table:formula="of:=VLOOKUP([.$B7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onsultant- Amy Walker</text:p>
          </table:table-cell>
          <table:table-cell/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formula="of:=VLOOKUP([.$B72];[legacy.$A$2:.$F$57];2)" office:value-type="float" office:value="0">
            <text:p>#N/A</text:p>
          </table:table-cell>
          <table:table-cell table:formula="of:=VLOOKUP([.$B72];[legacy.$A$2:.$F$57];3)" office:value-type="float" office:value="0">
            <text:p>#N/A</text:p>
          </table:table-cell>
          <table:table-cell table:formula="of:=VLOOKUP([.$B7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Software Technical and End-User Documentation Supp</text:p>
          </table:table-cell>
          <table:table-cell/>
          <table:table-cell office:value-type="string">
            <text:p>kathleen.mccormick@nih.gov</text:p>
          </table:table-cell>
          <table:table-cell office:value-type="string">
            <text:p>Jill Hadfield</text:p>
          </table:table-cell>
          <table:table-cell office:value-type="string">
            <text:p>Kathleen McCormick</text:p>
          </table:table-cell>
          <table:table-cell table:formula="of:=VLOOKUP([.$B73];[legacy.$A$2:.$F$57];2)" office:value-type="float" office:value="0">
            <text:p>#N/A</text:p>
          </table:table-cell>
          <table:table-cell table:formula="of:=VLOOKUP([.$B73];[legacy.$A$2:.$F$57];3)" office:value-type="float" office:value="0">
            <text:p>#N/A</text:p>
          </table:table-cell>
          <table:table-cell table:formula="of:=VLOOKUP([.$B7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onsultant- Jim Oberthaler</text:p>
          </table:table-cell>
          <table:table-cell/>
          <table:table-cell office:value-type="string">
            <text:p>greg.korzeniewski@nih.gov</text:p>
          </table:table-cell>
          <table:table-cell/>
          <table:table-cell office:value-type="string">
            <text:p>Greg Korzeniewski</text:p>
          </table:table-cell>
          <table:table-cell table:formula="of:=VLOOKUP([.$B74];[legacy.$A$2:.$F$57];2)" office:value-type="float" office:value="0">
            <text:p>#N/A</text:p>
          </table:table-cell>
          <table:table-cell table:formula="of:=VLOOKUP([.$B74];[legacy.$A$2:.$F$57];3)" office:value-type="float" office:value="0">
            <text:p>#N/A</text:p>
          </table:table-cell>
          <table:table-cell table:formula="of:=VLOOKUP([.$B7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EHR- labor</text:p>
          </table:table-cell>
          <table:table-cell/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formula="of:=VLOOKUP([.$B75];[legacy.$A$2:.$F$57];2)" office:value-type="float" office:value="0">
            <text:p>#N/A</text:p>
          </table:table-cell>
          <table:table-cell table:formula="of:=VLOOKUP([.$B75];[legacy.$A$2:.$F$57];3)" office:value-type="float" office:value="0">
            <text:p>#N/A</text:p>
          </table:table-cell>
          <table:table-cell table:formula="of:=VLOOKUP([.$B7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Essex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76];[legacy.$A$2:.$F$57];2)" office:value-type="float" office:value="0">
            <text:p>#N/A</text:p>
          </table:table-cell>
          <table:table-cell table:formula="of:=VLOOKUP([.$B76];[legacy.$A$2:.$F$57];3)" office:value-type="float" office:value="0">
            <text:p>#N/A</text:p>
          </table:table-cell>
          <table:table-cell table:formula="of:=VLOOKUP([.$B7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- 5AM Solutions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77];[legacy.$A$2:.$F$57];2)" office:value-type="float" office:value="0">
            <text:p>#N/A</text:p>
          </table:table-cell>
          <table:table-cell table:formula="of:=VLOOKUP([.$B77];[legacy.$A$2:.$F$57];3)" office:value-type="float" office:value="0">
            <text:p>#N/A</text:p>
          </table:table-cell>
          <table:table-cell table:formula="of:=VLOOKUP([.$B7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- Apelon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78];[legacy.$A$2:.$F$57];2)" office:value-type="float" office:value="0">
            <text:p>#N/A</text:p>
          </table:table-cell>
          <table:table-cell table:formula="of:=VLOOKUP([.$B78];[legacy.$A$2:.$F$57];3)" office:value-type="float" office:value="0">
            <text:p>#N/A</text:p>
          </table:table-cell>
          <table:table-cell table:formula="of:=VLOOKUP([.$B7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- SRA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79];[legacy.$A$2:.$F$57];2)" office:value-type="float" office:value="0">
            <text:p>#N/A</text:p>
          </table:table-cell>
          <table:table-cell table:formula="of:=VLOOKUP([.$B79];[legacy.$A$2:.$F$57];3)" office:value-type="float" office:value="0">
            <text:p>#N/A</text:p>
          </table:table-cell>
          <table:table-cell table:formula="of:=VLOOKUP([.$B7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- Agilex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0];[legacy.$A$2:.$F$57];2)" office:value-type="float" office:value="0">
            <text:p>#N/A</text:p>
          </table:table-cell>
          <table:table-cell table:formula="of:=VLOOKUP([.$B80];[legacy.$A$2:.$F$57];3)" office:value-type="float" office:value="0">
            <text:p>#N/A</text:p>
          </table:table-cell>
          <table:table-cell table:formula="of:=VLOOKUP([.$B8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Ekagra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1];[legacy.$A$2:.$F$57];2)" office:value-type="float" office:value="0">
            <text:p>#N/A</text:p>
          </table:table-cell>
          <table:table-cell table:formula="of:=VLOOKUP([.$B81];[legacy.$A$2:.$F$57];3)" office:value-type="float" office:value="0">
            <text:p>#N/A</text:p>
          </table:table-cell>
          <table:table-cell table:formula="of:=VLOOKUP([.$B8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ScenPro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2];[legacy.$A$2:.$F$57];2)" office:value-type="float" office:value="0">
            <text:p>#N/A</text:p>
          </table:table-cell>
          <table:table-cell table:formula="of:=VLOOKUP([.$B82];[legacy.$A$2:.$F$57];3)" office:value-type="float" office:value="0">
            <text:p>#N/A</text:p>
          </table:table-cell>
          <table:table-cell table:formula="of:=VLOOKUP([.$B8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SemanticBits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3];[legacy.$A$2:.$F$57];2)" office:value-type="float" office:value="0">
            <text:p>#N/A</text:p>
          </table:table-cell>
          <table:table-cell table:formula="of:=VLOOKUP([.$B83];[legacy.$A$2:.$F$57];3)" office:value-type="float" office:value="0">
            <text:p>#N/A</text:p>
          </table:table-cell>
          <table:table-cell table:formula="of:=VLOOKUP([.$B8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LabAnswer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4];[legacy.$A$2:.$F$57];2)" office:value-type="float" office:value="0">
            <text:p>#N/A</text:p>
          </table:table-cell>
          <table:table-cell table:formula="of:=VLOOKUP([.$B84];[legacy.$A$2:.$F$57];3)" office:value-type="float" office:value="0">
            <text:p>#N/A</text:p>
          </table:table-cell>
          <table:table-cell table:formula="of:=VLOOKUP([.$B8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Sapient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5];[legacy.$A$2:.$F$57];2)" office:value-type="float" office:value="0">
            <text:p>#N/A</text:p>
          </table:table-cell>
          <table:table-cell table:formula="of:=VLOOKUP([.$B85];[legacy.$A$2:.$F$57];3)" office:value-type="float" office:value="0">
            <text:p>#N/A</text:p>
          </table:table-cell>
          <table:table-cell table:formula="of:=VLOOKUP([.$B8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Terrapin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6];[legacy.$A$2:.$F$57];2)" office:value-type="float" office:value="0">
            <text:p>#N/A</text:p>
          </table:table-cell>
          <table:table-cell table:formula="of:=VLOOKUP([.$B86];[legacy.$A$2:.$F$57];3)" office:value-type="float" office:value="0">
            <text:p>#N/A</text:p>
          </table:table-cell>
          <table:table-cell table:formula="of:=VLOOKUP([.$B8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NorthropGrumm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7];[legacy.$A$2:.$F$57];2)" office:value-type="float" office:value="0">
            <text:p>#N/A</text:p>
          </table:table-cell>
          <table:table-cell table:formula="of:=VLOOKUP([.$B87];[legacy.$A$2:.$F$57];3)" office:value-type="float" office:value="0">
            <text:p>#N/A</text:p>
          </table:table-cell>
          <table:table-cell table:formula="of:=VLOOKUP([.$B8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SAIC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8];[legacy.$A$2:.$F$57];2)" office:value-type="float" office:value="0">
            <text:p>#N/A</text:p>
          </table:table-cell>
          <table:table-cell table:formula="of:=VLOOKUP([.$B88];[legacy.$A$2:.$F$57];3)" office:value-type="float" office:value="0">
            <text:p>#N/A</text:p>
          </table:table-cell>
          <table:table-cell table:formula="of:=VLOOKUP([.$B8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- Stanford Unive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89];[legacy.$A$2:.$F$57];2)" office:value-type="float" office:value="0">
            <text:p>#N/A</text:p>
          </table:table-cell>
          <table:table-cell table:formula="of:=VLOOKUP([.$B89];[legacy.$A$2:.$F$57];3)" office:value-type="float" office:value="0">
            <text:p>#N/A</text:p>
          </table:table-cell>
          <table:table-cell table:formula="of:=VLOOKUP([.$B8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Booz Allen Ha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George Komatsoulis</text:p>
          </table:table-cell>
          <table:table-cell office:value-type="string">
            <text:p>Rodney Winkler</text:p>
          </table:table-cell>
          <table:table-cell table:formula="of:=VLOOKUP([.$B90];[legacy.$A$2:.$F$57];2)" office:value-type="float" office:value="0">
            <text:p>#N/A</text:p>
          </table:table-cell>
          <table:table-cell table:formula="of:=VLOOKUP([.$B90];[legacy.$A$2:.$F$57];3)" office:value-type="float" office:value="0">
            <text:p>#N/A</text:p>
          </table:table-cell>
          <table:table-cell table:formula="of:=VLOOKUP([.$B9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Lockheed Mart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91];[legacy.$A$2:.$F$57];2)" office:value-type="float" office:value="0">
            <text:p>#N/A</text:p>
          </table:table-cell>
          <table:table-cell table:formula="of:=VLOOKUP([.$B91];[legacy.$A$2:.$F$57];3)" office:value-type="float" office:value="0">
            <text:p>#N/A</text:p>
          </table:table-cell>
          <table:table-cell table:formula="of:=VLOOKUP([.$B9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Support Services for the CBIIT - BOA</text:p>
          </table:table-cell>
          <table:table-cell/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formula="of:=VLOOKUP([.$B92];[legacy.$A$2:.$F$57];2)" office:value-type="float" office:value="0">
            <text:p>#N/A</text:p>
          </table:table-cell>
          <table:table-cell table:formula="of:=VLOOKUP([.$B92];[legacy.$A$2:.$F$57];3)" office:value-type="float" office:value="0">
            <text:p>#N/A</text:p>
          </table:table-cell>
          <table:table-cell table:formula="of:=VLOOKUP([.$B9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BRIDG Technical Participant</text:p>
          </table:table-cell>
          <table:table-cell/>
          <table:table-cell office:value-type="string">
            <text:p>kathleen.mccormick@nih.gov</text:p>
          </table:table-cell>
          <table:table-cell office:value-type="string">
            <text:p>John Speakman, Christo Andonyadis</text:p>
          </table:table-cell>
          <table:table-cell office:value-type="string">
            <text:p>Kathleen McCormick</text:p>
          </table:table-cell>
          <table:table-cell table:formula="of:=VLOOKUP([.$B93];[legacy.$A$2:.$F$57];2)" office:value-type="float" office:value="0">
            <text:p>#N/A</text:p>
          </table:table-cell>
          <table:table-cell table:formula="of:=VLOOKUP([.$B93];[legacy.$A$2:.$F$57];3)" office:value-type="float" office:value="0">
            <text:p>#N/A</text:p>
          </table:table-cell>
          <table:table-cell table:formula="of:=VLOOKUP([.$B9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MS Analyst 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formula="of:=VLOOKUP([.$B94];[legacy.$A$2:.$F$57];2)" office:value-type="float" office:value="0">
            <text:p>#N/A</text:p>
          </table:table-cell>
          <table:table-cell table:formula="of:=VLOOKUP([.$B94];[legacy.$A$2:.$F$57];3)" office:value-type="float" office:value="0">
            <text:p>#N/A</text:p>
          </table:table-cell>
          <table:table-cell table:formula="of:=VLOOKUP([.$B9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 &amp; CTMS Development/Scenpro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formula="of:=VLOOKUP([.$B95];[legacy.$A$2:.$F$57];2)" office:value-type="float" office:value="0">
            <text:p>#N/A</text:p>
          </table:table-cell>
          <table:table-cell table:formula="of:=VLOOKUP([.$B95];[legacy.$A$2:.$F$57];3)" office:value-type="float" office:value="0">
            <text:p>#N/A</text:p>
          </table:table-cell>
          <table:table-cell table:formula="of:=VLOOKUP([.$B9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linical Trials Management Systems KC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John Speakman</text:p>
          </table:table-cell>
          <table:table-cell office:value-type="string">
            <text:p>Steven Silberman</text:p>
          </table:table-cell>
          <table:table-cell table:formula="of:=VLOOKUP([.$B96];[legacy.$A$2:.$F$57];2)" office:value-type="float" office:value="0">
            <text:p>#N/A</text:p>
          </table:table-cell>
          <table:table-cell table:formula="of:=VLOOKUP([.$B96];[legacy.$A$2:.$F$57];3)" office:value-type="float" office:value="0">
            <text:p>#N/A</text:p>
          </table:table-cell>
          <table:table-cell table:formula="of:=VLOOKUP([.$B9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GRID KC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formula="of:=VLOOKUP([.$B97];[legacy.$A$2:.$F$57];2)" office:value-type="float" office:value="0">
            <text:p>#N/A</text:p>
          </table:table-cell>
          <table:table-cell table:formula="of:=VLOOKUP([.$B97];[legacy.$A$2:.$F$57];3)" office:value-type="float" office:value="0">
            <text:p>#N/A</text:p>
          </table:table-cell>
          <table:table-cell table:formula="of:=VLOOKUP([.$B9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Vocabulary KC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formula="of:=VLOOKUP([.$B98];[legacy.$A$2:.$F$57];2)" office:value-type="float" office:value="0">
            <text:p>#N/A</text:p>
          </table:table-cell>
          <table:table-cell table:formula="of:=VLOOKUP([.$B98];[legacy.$A$2:.$F$57];3)" office:value-type="float" office:value="0">
            <text:p>#N/A</text:p>
          </table:table-cell>
          <table:table-cell table:formula="of:=VLOOKUP([.$B9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Molecular Analysis Tools KC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Juli Klemm</text:p>
          </table:table-cell>
          <table:table-cell office:value-type="string">
            <text:p>Rodney Winkler</text:p>
          </table:table-cell>
          <table:table-cell table:formula="of:=VLOOKUP([.$B99];[legacy.$A$2:.$F$57];2)" office:value-type="float" office:value="0">
            <text:p>#N/A</text:p>
          </table:table-cell>
          <table:table-cell table:formula="of:=VLOOKUP([.$B99];[legacy.$A$2:.$F$57];3)" office:value-type="float" office:value="0">
            <text:p>#N/A</text:p>
          </table:table-cell>
          <table:table-cell table:formula="of:=VLOOKUP([.$B9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linical Trials Reporting Office (CTRO) support</text:p>
          </table:table-cell>
          <table:table-cell/>
          <table:table-cell office:value-type="string">
            <text:p>Vijayakumar Sundararajan</text:p>
          </table:table-cell>
          <table:table-cell office:value-type="string">
            <text:p>John speakman</text:p>
          </table:table-cell>
          <table:table-cell office:value-type="string">
            <text:p>Vijayakumar Sundararajan</text:p>
          </table:table-cell>
          <table:table-cell table:formula="of:=VLOOKUP([.$B100];[legacy.$A$2:.$F$57];2)" office:value-type="float" office:value="0">
            <text:p>#N/A</text:p>
          </table:table-cell>
          <table:table-cell table:formula="of:=VLOOKUP([.$B100];[legacy.$A$2:.$F$57];3)" office:value-type="float" office:value="0">
            <text:p>#N/A</text:p>
          </table:table-cell>
          <table:table-cell table:formula="of:=VLOOKUP([.$B10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Life Science Domain Model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Frank Hartel, Sherri De Corronado</text:p>
          </table:table-cell>
          <table:table-cell office:value-type="string">
            <text:p>Lawrence Brem</text:p>
          </table:table-cell>
          <table:table-cell table:formula="of:=VLOOKUP([.$B101];[legacy.$A$2:.$F$57];2)" office:value-type="float" office:value="0">
            <text:p>#N/A</text:p>
          </table:table-cell>
          <table:table-cell table:formula="of:=VLOOKUP([.$B101];[legacy.$A$2:.$F$57];3)" office:value-type="float" office:value="0">
            <text:p>#N/A</text:p>
          </table:table-cell>
          <table:table-cell table:formula="of:=VLOOKUP([.$B10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Support for NCI Prot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ichelle Lee</text:p>
          </table:table-cell>
          <table:table-cell table:formula="of:=VLOOKUP([.$B102];[legacy.$A$2:.$F$57];2)" office:value-type="float" office:value="0">
            <text:p>#N/A</text:p>
          </table:table-cell>
          <table:table-cell table:formula="of:=VLOOKUP([.$B102];[legacy.$A$2:.$F$57];3)" office:value-type="float" office:value="0">
            <text:p>#N/A</text:p>
          </table:table-cell>
          <table:table-cell table:formula="of:=VLOOKUP([.$B10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In Silico Research Centers of Excellence- ABCC</text:p>
          </table:table-cell>
          <table:table-cell/>
          <table:table-cell office:value-type="string">
            <text:p>greg.korzeniewski@nih.gov</text:p>
          </table:table-cell>
          <table:table-cell office:value-type="string">
            <text:p>George Komatsoulis</text:p>
          </table:table-cell>
          <table:table-cell office:value-type="string">
            <text:p>Greg Korzeniewski</text:p>
          </table:table-cell>
          <table:table-cell table:formula="of:=VLOOKUP([.$B103];[legacy.$A$2:.$F$57];2)" office:value-type="float" office:value="0">
            <text:p>#N/A</text:p>
          </table:table-cell>
          <table:table-cell table:formula="of:=VLOOKUP([.$B103];[legacy.$A$2:.$F$57];3)" office:value-type="float" office:value="0">
            <text:p>#N/A</text:p>
          </table:table-cell>
          <table:table-cell table:formula="of:=VLOOKUP([.$B10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Data Collection and Analysis (BOA)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04];[legacy.$A$2:.$F$57];2)" office:value-type="float" office:value="0">
            <text:p>#N/A</text:p>
          </table:table-cell>
          <table:table-cell table:formula="of:=VLOOKUP([.$B104];[legacy.$A$2:.$F$57];3)" office:value-type="float" office:value="0">
            <text:p>#N/A</text:p>
          </table:table-cell>
          <table:table-cell table:formula="of:=VLOOKUP([.$B10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Data Collection and Analysis (BOA)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05];[legacy.$A$2:.$F$57];2)" office:value-type="float" office:value="0">
            <text:p>#N/A</text:p>
          </table:table-cell>
          <table:table-cell table:formula="of:=VLOOKUP([.$B105];[legacy.$A$2:.$F$57];3)" office:value-type="float" office:value="0">
            <text:p>#N/A</text:p>
          </table:table-cell>
          <table:table-cell table:formula="of:=VLOOKUP([.$B10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TARGET Data Coordination (BOA)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06];[legacy.$A$2:.$F$57];2)" office:value-type="float" office:value="0">
            <text:p>#N/A</text:p>
          </table:table-cell>
          <table:table-cell table:formula="of:=VLOOKUP([.$B106];[legacy.$A$2:.$F$57];3)" office:value-type="float" office:value="0">
            <text:p>#N/A</text:p>
          </table:table-cell>
          <table:table-cell table:formula="of:=VLOOKUP([.$B10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Website for Bio-Med-Pathway Interaction Database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07];[legacy.$A$2:.$F$57];2)" office:value-type="float" office:value="0">
            <text:p>#N/A</text:p>
          </table:table-cell>
          <table:table-cell table:formula="of:=VLOOKUP([.$B107];[legacy.$A$2:.$F$57];3)" office:value-type="float" office:value="0">
            <text:p>#N/A</text:p>
          </table:table-cell>
          <table:table-cell table:formula="of:=VLOOKUP([.$B10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Technical Project Management Support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Anand Basu</text:p>
          </table:table-cell>
          <table:table-cell office:value-type="string">
            <text:p>Lawrence Brem</text:p>
          </table:table-cell>
          <table:table-cell table:formula="of:=VLOOKUP([.$B108];[legacy.$A$2:.$F$57];2)" office:value-type="float" office:value="0">
            <text:p>#N/A</text:p>
          </table:table-cell>
          <table:table-cell table:formula="of:=VLOOKUP([.$B108];[legacy.$A$2:.$F$57];3)" office:value-type="float" office:value="0">
            <text:p>#N/A</text:p>
          </table:table-cell>
          <table:table-cell table:formula="of:=VLOOKUP([.$B10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Exp. &amp; Impact Prot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Sherri DeCoronado</text:p>
          </table:table-cell>
          <table:table-cell office:value-type="string">
            <text:p>Michelle Lee</text:p>
          </table:table-cell>
          <table:table-cell table:formula="of:=VLOOKUP([.$B109];[legacy.$A$2:.$F$57];2)" office:value-type="float" office:value="0">
            <text:p>#N/A</text:p>
          </table:table-cell>
          <table:table-cell table:formula="of:=VLOOKUP([.$B109];[legacy.$A$2:.$F$57];3)" office:value-type="float" office:value="0">
            <text:p>#N/A</text:p>
          </table:table-cell>
          <table:table-cell table:formula="of:=VLOOKUP([.$B10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CI Protégé 1.4 Deployment and O&amp;M Support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Sherri De Coronado</text:p>
          </table:table-cell>
          <table:table-cell office:value-type="string">
            <text:p>Musharaf Rashid</text:p>
          </table:table-cell>
          <table:table-cell table:formula="of:=VLOOKUP([.$B110];[legacy.$A$2:.$F$57];2)" office:value-type="float" office:value="0">
            <text:p>#N/A</text:p>
          </table:table-cell>
          <table:table-cell table:formula="of:=VLOOKUP([.$B110];[legacy.$A$2:.$F$57];3)" office:value-type="float" office:value="0">
            <text:p>#N/A</text:p>
          </table:table-cell>
          <table:table-cell table:formula="of:=VLOOKUP([.$B11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EVS Terminology Development Support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Margaret Haber</text:p>
          </table:table-cell>
          <table:table-cell office:value-type="string">
            <text:p>Lawrence Brem</text:p>
          </table:table-cell>
          <table:table-cell table:formula="of:=VLOOKUP([.$B111];[legacy.$A$2:.$F$57];2)" office:value-type="float" office:value="0">
            <text:p>#N/A</text:p>
          </table:table-cell>
          <table:table-cell table:formula="of:=VLOOKUP([.$B111];[legacy.$A$2:.$F$57];3)" office:value-type="float" office:value="0">
            <text:p>#N/A</text:p>
          </table:table-cell>
          <table:table-cell table:formula="of:=VLOOKUP([.$B111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ncer Cloud - Labor</text:p>
          </table:table-cell>
          <table:table-cell/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formula="of:=VLOOKUP([.$B112];[legacy.$A$2:.$F$57];2)" office:value-type="float" office:value="0">
            <text:p>#N/A</text:p>
          </table:table-cell>
          <table:table-cell table:formula="of:=VLOOKUP([.$B112];[legacy.$A$2:.$F$57];3)" office:value-type="float" office:value="0">
            <text:p>#N/A</text:p>
          </table:table-cell>
          <table:table-cell table:formula="of:=VLOOKUP([.$B11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TARGET-DCC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13];[legacy.$A$2:.$F$57];2)" office:value-type="float" office:value="0">
            <text:p>#N/A</text:p>
          </table:table-cell>
          <table:table-cell table:formula="of:=VLOOKUP([.$B113];[legacy.$A$2:.$F$57];3)" office:value-type="float" office:value="0">
            <text:p>#N/A</text:p>
          </table:table-cell>
          <table:table-cell table:formula="of:=VLOOKUP([.$B11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RP - Labor</text:p>
          </table:table-cell>
          <table:table-cell/>
          <table:table-cell office:value-type="string">
            <text:p>greg.korzeniewski@nih.gov</text:p>
          </table:table-cell>
          <table:table-cell office:value-type="string">
            <text:p>n/A</text:p>
          </table:table-cell>
          <table:table-cell office:value-type="string">
            <text:p>Greg Korzeniewski</text:p>
          </table:table-cell>
          <table:table-cell table:formula="of:=VLOOKUP([.$B114];[legacy.$A$2:.$F$57];2)" office:value-type="float" office:value="0">
            <text:p>#N/A</text:p>
          </table:table-cell>
          <table:table-cell table:formula="of:=VLOOKUP([.$B114];[legacy.$A$2:.$F$57];3)" office:value-type="float" office:value="0">
            <text:p>#N/A</text:p>
          </table:table-cell>
          <table:table-cell table:formula="of:=VLOOKUP([.$B114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linical Trials Business Analysis Services</text:p>
          </table:table-cell>
          <table:table-cell/>
          <table:table-cell office:value-type="string">
            <text:p>nancy.roche@nih.gov</text:p>
          </table:table-cell>
          <table:table-cell office:value-type="string">
            <text:p>John Speakman, Christo Andonyadis</text:p>
          </table:table-cell>
          <table:table-cell office:value-type="string">
            <text:p>Nancy Roche</text:p>
          </table:table-cell>
          <table:table-cell table:formula="of:=VLOOKUP([.$B115];[legacy.$A$2:.$F$57];2)" office:value-type="float" office:value="0">
            <text:p>#N/A</text:p>
          </table:table-cell>
          <table:table-cell table:formula="of:=VLOOKUP([.$B115];[legacy.$A$2:.$F$57];3)" office:value-type="float" office:value="0">
            <text:p>#N/A</text:p>
          </table:table-cell>
          <table:table-cell table:formula="of:=VLOOKUP([.$B115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NBIA (National Biomedical Imaging Archive)</text:p>
          </table:table-cell>
          <table:table-cell office:value-type="string">
            <text:p>nbia</text:p>
          </table:table-cell>
          <table:table-cell office:value-type="string">
            <text:p>chudamanis@mail.nih.gov </text:p>
          </table:table-cell>
          <table:table-cell office:value-type="string">
            <text:p>Robert Shirley</text:p>
          </table:table-cell>
          <table:table-cell office:value-type="string">
            <text:p>Sudha Chudamani</text:p>
          </table:table-cell>
          <table:table-cell table:formula="of:=VLOOKUP([.$B116];[legacy.$A$2:.$F$57];2)" office:value-type="string" office:string-value="Jennifer Zeng">
            <text:p>Jennifer Zeng</text:p>
          </table:table-cell>
          <table:table-cell table:formula="of:=VLOOKUP([.$B116];[legacy.$A$2:.$F$57];3)" office:value-type="string" office:string-value="zengje@mail.nih.gov">
            <text:p>zengje@mail.nih.gov</text:p>
          </table:table-cell>
          <table:table-cell table:formula="of:=VLOOKUP([.$B116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Part of EVS Focus Contract; shall be awarded within next week or so.</text:p>
          </table:table-cell>
          <table:table-cell office:value-type="string">
            <text:p>ncit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117];[legacy.$A$2:.$F$57];2)" office:value-type="string" office:string-value="Raghu Chintalapati">
            <text:p>Raghu Chintalapati</text:p>
          </table:table-cell>
          <table:table-cell table:formula="of:=VLOOKUP([.$B117];[legacy.$A$2:.$F$57];3)" office:value-type="string" office:string-value="chintalr@mail.nih.gov">
            <text:p>chintalr@mail.nih.gov</text:p>
          </table:table-cell>
          <table:table-cell table:formula="of:=VLOOKUP([.$B117];[legacy.$A$2:.$F$57];5)" office:value-type="string" office:string-value="lucasjr@mail.nih.gov">
            <text:p>lucasjr@mail.nih.gov</text:p>
          </table:table-cell>
        </table:table-row>
        <table:table-row table:style-name="ro2">
          <table:table-cell office:value-type="string">
            <text:p>Enterprise Service &amp; CTRP Development Suppor</text:p>
          </table:table-cell>
          <table:table-cell/>
          <table:table-cell office:value-type="string">
            <text:p>steven.silberman@nih.gov</text:p>
          </table:table-cell>
          <table:table-cell office:value-type="string">
            <text:p>John Speakman, Christo Andonyadis</text:p>
          </table:table-cell>
          <table:table-cell office:value-type="string">
            <text:p>Steven Silberman</text:p>
          </table:table-cell>
          <table:table-cell table:formula="of:=VLOOKUP([.$B118];[legacy.$A$2:.$F$57];2)" office:value-type="float" office:value="0">
            <text:p>#N/A</text:p>
          </table:table-cell>
          <table:table-cell table:formula="of:=VLOOKUP([.$B118];[legacy.$A$2:.$F$57];3)" office:value-type="float" office:value="0">
            <text:p>#N/A</text:p>
          </table:table-cell>
          <table:table-cell table:formula="of:=VLOOKUP([.$B118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Family Health History Tool</text:p>
          </table:table-cell>
          <table:table-cell/>
          <table:table-cell office:value-type="string">
            <text:p>grochk@mail.nih.gov </text:p>
          </table:table-cell>
          <table:table-cell office:value-type="string">
            <text:p>George Komatsoulis</text:p>
          </table:table-cell>
          <table:table-cell office:value-type="string">
            <text:p>Kevin Groch</text:p>
          </table:table-cell>
          <table:table-cell table:formula="of:=VLOOKUP([.$B119];[legacy.$A$2:.$F$57];2)" office:value-type="float" office:value="0">
            <text:p>#N/A</text:p>
          </table:table-cell>
          <table:table-cell table:formula="of:=VLOOKUP([.$B119];[legacy.$A$2:.$F$57];3)" office:value-type="float" office:value="0">
            <text:p>#N/A</text:p>
          </table:table-cell>
          <table:table-cell table:formula="of:=VLOOKUP([.$B119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Grid Core Development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formula="of:=VLOOKUP([.$B120];[legacy.$A$2:.$F$57];2)" office:value-type="float" office:value="0">
            <text:p>#N/A</text:p>
          </table:table-cell>
          <table:table-cell table:formula="of:=VLOOKUP([.$B120];[legacy.$A$2:.$F$57];3)" office:value-type="float" office:value="0">
            <text:p>#N/A</text:p>
          </table:table-cell>
          <table:table-cell table:formula="of:=VLOOKUP([.$B120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RP support:Architecture and development with 5AM</text:p>
          </table:table-cell>
          <table:table-cell office:value-type="string">
            <text:p>pa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table:formula="of:=VLOOKUP([.$B121];[legacy.$A$2:.$F$57];2)" office:value-type="string" office:string-value="Edmond Mulaire">
            <text:p>Edmond Mulaire</text:p>
          </table:table-cell>
          <table:table-cell table:formula="of:=VLOOKUP([.$B121];[legacy.$A$2:.$F$57];3)" office:value-type="string" office:string-value="edmond.mulaire@semanticbits.com">
            <text:p>edmond.mulaire@semanticbits.com</text:p>
          </table:table-cell>
          <table:table-cell table:formula="of:=VLOOKUP([.$B121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 office:value-type="string">
            <text:p>caMatch Enhancement </text:p>
          </table:table-cell>
          <table:table-cell/>
          <table:table-cell office:value-type="string">
            <text:p>karen.parness@nih.gov</text:p>
          </table:table-cell>
          <table:table-cell office:value-type="string">
            <text:p>John Speakman</text:p>
          </table:table-cell>
          <table:table-cell office:value-type="string">
            <text:p>Karen Parness</text:p>
          </table:table-cell>
          <table:table-cell table:formula="of:=VLOOKUP([.$B122];[legacy.$A$2:.$F$57];2)" office:value-type="float" office:value="0">
            <text:p>#N/A</text:p>
          </table:table-cell>
          <table:table-cell table:formula="of:=VLOOKUP([.$B122];[legacy.$A$2:.$F$57];3)" office:value-type="float" office:value="0">
            <text:p>#N/A</text:p>
          </table:table-cell>
          <table:table-cell table:formula="of:=VLOOKUP([.$B122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aGrid Workflow</text:p>
          </table:table-cell>
          <table:table-cell/>
          <table:table-cell office:value-type="string">
            <text:p>breml@mail.nih.gov </text:p>
          </table:table-cell>
          <table:table-cell office:value-type="string">
            <text:p>Avinash Shanbhag</text:p>
          </table:table-cell>
          <table:table-cell office:value-type="string">
            <text:p>Lawrence Brem</text:p>
          </table:table-cell>
          <table:table-cell table:formula="of:=VLOOKUP([.$B123];[legacy.$A$2:.$F$57];2)" office:value-type="float" office:value="0">
            <text:p>#N/A</text:p>
          </table:table-cell>
          <table:table-cell table:formula="of:=VLOOKUP([.$B123];[legacy.$A$2:.$F$57];3)" office:value-type="float" office:value="0">
            <text:p>#N/A</text:p>
          </table:table-cell>
          <table:table-cell table:formula="of:=VLOOKUP([.$B123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TRP support:Architecture and development with 5AM</text:p>
          </table:table-cell>
          <table:table-cell office:value-type="string">
            <text:p>po</text:p>
          </table:table-cell>
          <table:table-cell office:value-type="string">
            <text:p>vijayakumars@mail.nih.gov</text:p>
          </table:table-cell>
          <table:table-cell office:value-type="string">
            <text:p>Christo Andonyadis</text:p>
          </table:table-cell>
          <table:table-cell office:value-type="string">
            <text:p>Vijayakumar sundararajan</text:p>
          </table:table-cell>
          <table:table-cell table:formula="of:=VLOOKUP([.$B124];[legacy.$A$2:.$F$57];2)" office:value-type="string" office:string-value="Edmond Mulaire">
            <text:p>Edmond Mulaire</text:p>
          </table:table-cell>
          <table:table-cell table:formula="of:=VLOOKUP([.$B124];[legacy.$A$2:.$F$57];3)" office:value-type="string" office:string-value="edmond.mulaire@semanticbits.com">
            <text:p>edmond.mulaire@semanticbits.com</text:p>
          </table:table-cell>
          <table:table-cell table:formula="of:=VLOOKUP([.$B124];[legacy.$A$2:.$F$57];5)" office:value-type="string" office:string-value="andonyac@mail.nih.gov">
            <text:p>andonyac@mail.nih.gov</text:p>
          </table:table-cell>
        </table:table-row>
        <table:table-row table:style-name="ro2">
          <table:table-cell/>
          <table:table-cell office:value-type="string">
            <text:p>pro-ctcae</text:p>
          </table:table-cell>
          <table:table-cell table:number-columns-repeated="3"/>
          <table:table-cell table:formula="of:=VLOOKUP([.$B125];[legacy.$A$2:.$F$57];2)" office:value-type="float" office:value="0">
            <text:p/>
          </table:table-cell>
          <table:table-cell table:formula="of:=VLOOKUP([.$B125];[legacy.$A$2:.$F$57];3)" office:value-type="float" office:value="0">
            <text:p/>
          </table:table-cell>
          <table:table-cell table:formula="of:=VLOOKUP([.$B125];[legacy.$A$2:.$F$57];5)" office:value-type="float" office:value="0">
            <text:p/>
          </table:table-cell>
        </table:table-row>
        <table:table-row table:style-name="ro2">
          <table:table-cell office:value-type="string">
            <text:p>LABORATORY OF POPULATION GENETICS (LPG) INFORMATIC</text:p>
          </table:table-cell>
          <table:table-cell/>
          <table:table-cell office:value-type="string">
            <text:p>rodney.winkler@nih.gov</text:p>
          </table:table-cell>
          <table:table-cell office:value-type="string">
            <text:p>Robert Clifford</text:p>
          </table:table-cell>
          <table:table-cell office:value-type="string">
            <text:p>Rodney Winkler</text:p>
          </table:table-cell>
          <table:table-cell table:formula="of:=VLOOKUP([.$B126];[legacy.$A$2:.$F$57];2)" office:value-type="float" office:value="0">
            <text:p>#N/A</text:p>
          </table:table-cell>
          <table:table-cell table:formula="of:=VLOOKUP([.$B126];[legacy.$A$2:.$F$57];3)" office:value-type="float" office:value="0">
            <text:p>#N/A</text:p>
          </table:table-cell>
          <table:table-cell table:formula="of:=VLOOKUP([.$B126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Compatibility Review Software Co-Developer</text:p>
          </table:table-cell>
          <table:table-cell/>
          <table:table-cell office:value-type="string">
            <text:p>Musharaf.Rashid@nih.gov</text:p>
          </table:table-cell>
          <table:table-cell office:value-type="string">
            <text:p>Frank Hartel, Sherri De Corronado</text:p>
          </table:table-cell>
          <table:table-cell office:value-type="string">
            <text:p>Musharaf Rashid</text:p>
          </table:table-cell>
          <table:table-cell table:formula="of:=VLOOKUP([.$B127];[legacy.$A$2:.$F$57];2)" office:value-type="float" office:value="0">
            <text:p>#N/A</text:p>
          </table:table-cell>
          <table:table-cell table:formula="of:=VLOOKUP([.$B127];[legacy.$A$2:.$F$57];3)" office:value-type="float" office:value="0">
            <text:p>#N/A</text:p>
          </table:table-cell>
          <table:table-cell table:formula="of:=VLOOKUP([.$B127];[legacy.$A$2:.$F$57];5)" office:value-type="float" office:value="0">
            <text:p>#N/A</text:p>
          </table:table-cell>
        </table:table-row>
        <table:table-row table:style-name="ro2">
          <table:table-cell office:value-type="string">
            <text:p>ProtExpress (formerly GPS-XAR)</text:p>
          </table:table-cell>
          <table:table-cell office:value-type="string">
            <text:p>protexpress</text:p>
          </table:table-cell>
          <table:table-cell office:value-type="string">
            <text:p>grochk@mail.nih.gov </text:p>
          </table:table-cell>
          <table:table-cell office:value-type="string">
            <text:p>Anand Basu</text:p>
          </table:table-cell>
          <table:table-cell office:value-type="string">
            <text:p>Kevin Groch</text:p>
          </table:table-cell>
          <table:table-cell table:formula="of:=VLOOKUP([.$B128];[legacy.$A$2:.$F$57];2)" office:value-type="string" office:string-value="Krishna Kanchinadam">
            <text:p>Krishna Kanchinadam</text:p>
          </table:table-cell>
          <table:table-cell table:formula="of:=VLOOKUP([.$B128];[legacy.$A$2:.$F$57];3)" office:value-type="string" office:string-value="kanchink@mail.nih.gov">
            <text:p>kanchink@mail.nih.gov</text:p>
          </table:table-cell>
          <table:table-cell table:formula="of:=VLOOKUP([.$B128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/>
          <table:table-cell office:value-type="string">
            <text:p>rembrandt</text:p>
          </table:table-cell>
          <table:table-cell table:number-columns-repeated="3"/>
          <table:table-cell table:formula="of:=VLOOKUP([.$B129];[legacy.$A$2:.$F$57];2)" office:value-type="string" office:string-value="Himanso/Shine">
            <text:p>Himanso/Shine</text:p>
          </table:table-cell>
          <table:table-cell table:formula="of:=VLOOKUP([.$B129];[legacy.$A$2:.$F$57];3)" office:value-type="string" office:string-value="jacobss2@mail.nih.gov">
            <text:p>jacobss2@mail.nih.gov</text:p>
          </table:table-cell>
          <table:table-cell table:formula="of:=VLOOKUP([.$B129];[legacy.$A$2:.$F$57];5)" office:value-type="string" office:string-value="shanbhak@mail.nih.gov">
            <text:p>shanbhak@mail.nih.gov</text:p>
          </table:table-cell>
        </table:table-row>
        <table:table-row table:style-name="ro2">
          <table:table-cell office:value-type="string">
            <text:p>Part of EVS Focus Contract; shall be awarded within next week or so.</text:p>
          </table:table-cell>
          <table:table-cell office:value-type="string">
            <text:p>reportwriter</text:p>
          </table:table-cell>
          <table:table-cell office:value-type="string">
            <text:p>Musharaf.Rashid@nih.gov</text:p>
          </table:table-cell>
          <table:table-cell/>
          <table:table-cell office:value-type="string">
            <text:p>Musharaf Rashid</text:p>
          </table:table-cell>
          <table:table-cell table:formula="of:=VLOOKUP([.$B130];[legacy.$A$2:.$F$57];2)" office:value-type="string" office:string-value="Jason Lucas">
            <text:p>Jason Lucas</text:p>
          </table:table-cell>
          <table:table-cell table:formula="of:=VLOOKUP([.$B130];[legacy.$A$2:.$F$57];3)" office:value-type="string" office:string-value="jason.lucas@ngc.com">
            <text:p>jason.lucas@ngc.com</text:p>
          </table:table-cell>
          <table:table-cell table:formula="of:=VLOOKUP([.$B130];[legacy.$A$2:.$F$57];5)" office:value-type="string" office:string-value="lucasjr@mail.nih.gov">
            <text:p>lucasjr@mail.nih.gov</text:p>
          </table:table-cell>
        </table:table-row>
        <table:table-row table:style-name="ro2">
          <table:table-cell office:value-type="string">
            <text:p>TCGA-DCC/Portal</text:p>
          </table:table-cell>
          <table:table-cell office:value-type="string">
            <text:p>tcga</text:p>
          </table:table-cell>
          <table:table-cell office:value-type="string">
            <text:p>rodney.winkler@nih.gov</text:p>
          </table:table-cell>
          <table:table-cell office:value-type="string">
            <text:p>Carl Schaefer</text:p>
          </table:table-cell>
          <table:table-cell office:value-type="string">
            <text:p>Rodney Winkler</text:p>
          </table:table-cell>
          <table:table-cell table:formula="of:=VLOOKUP([.$B131];[legacy.$A$2:.$F$57];2)" office:value-type="string" office:string-value="Robert Sfeir">
            <text:p>Robert Sfeir</text:p>
          </table:table-cell>
          <table:table-cell table:formula="of:=VLOOKUP([.$B131];[legacy.$A$2:.$F$57];3)" office:value-type="float" office:value="0">
            <text:p/>
          </table:table-cell>
          <table:table-cell table:formula="of:=VLOOKUP([.$B131];[legacy.$A$2:.$F$57];5)" office:value-type="string" office:string-value="cs339h@nih.gov">
            <text:p>cs339h@nih.gov</text:p>
          </table:table-cell>
        </table:table-row>
        <table:table-row table:style-name="ro2">
          <table:table-cell/>
          <table:table-cell office:value-type="string">
            <text:p>upt</text:p>
          </table:table-cell>
          <table:table-cell table:number-columns-repeated="3"/>
          <table:table-cell table:formula="of:=VLOOKUP([.$B132];[legacy.$A$2:.$F$57];2)" office:value-type="string" office:string-value="Satish Patel">
            <text:p>Satish Patel</text:p>
          </table:table-cell>
          <table:table-cell table:formula="of:=VLOOKUP([.$B132];[legacy.$A$2:.$F$57];3)" office:value-type="string" office:string-value="patelsat@mail.nih.gov">
            <text:p>patelsat@mail.nih.gov</text:p>
          </table:table-cell>
          <table:table-cell table:formula="of:=VLOOKUP([.$B132];[legacy.$A$2:.$F$57];5)" office:value-type="string" office:string-value="liusi@mail.nih.gov">
            <text:p>liusi@mail.nih.gov</text:p>
          </table:table-cell>
        </table:table-row>
        <table:table-row table:style-name="ro1">
          <table:table-cell/>
          <table:table-cell office:value-type="string">
            <text:p>workbench</text:p>
          </table:table-cell>
          <table:table-cell table:number-columns-repeated="3"/>
          <table:table-cell table:formula="of:=VLOOKUP([.$B133];[legacy.$A$2:.$F$57];2)" office:value-type="string" office:string-value="Satish Patel">
            <text:p>Satish Patel</text:p>
          </table:table-cell>
          <table:table-cell table:formula="of:=VLOOKUP([.$B133];[legacy.$A$2:.$F$57];3)" office:value-type="string" office:string-value="patelsat@mail.nih.gov">
            <text:p>patelsat@mail.nih.gov</text:p>
          </table:table-cell>
          <table:table-cell table:formula="of:=VLOOKUP([.$B133];[legacy.$A$2:.$F$57];5)" office:value-type="string" office:string-value="liusi@mail.nih.gov">
            <text:p>liusi@mail.nih.gov</text:p>
          </table:table-cell>
        </table:table-row>
      </table:table>
      <table:table table:name="legacy" table:style-name="ta1" table:print="false"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>
            <text:p>PROJECT_NAME</text:p>
          </table:table-cell>
          <table:table-cell office:value-type="string">
            <text:p>DEV_POC</text:p>
          </table:table-cell>
          <table:table-cell office:value-type="string">
            <text:p>DEV_POC_EMAIL</text:p>
          </table:table-cell>
          <table:table-cell office:value-type="string">
            <text:p>GOV_POC</text:p>
          </table:table-cell>
          <table:table-cell office:value-type="string">
            <text:p>GOV_POC_EMAIL</text:p>
          </table:table-cell>
          <table:table-cell office:value-type="string">
            <text:p>BDA_POC_EMAIL</text:p>
          </table:table-cell>
        </table:table-row>
        <table:table-row table:style-name="ro2">
          <table:table-cell office:value-type="string">
            <text:p>bioportal</text:p>
          </table:table-cell>
          <table:table-cell office:value-type="string">
            <text:p>Noble Dzakpasu</text:p>
          </table:table-cell>
          <table:table-cell office:value-type="string">
            <text:p>dzakpasuns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dapter</text:p>
          </table:table-cell>
          <table:table-cell office:value-type="string">
            <text:p>Eugene Wang</text:p>
          </table:table-cell>
          <table:table-cell office:value-type="string">
            <text:p>wangeug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array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2b</text:p>
          </table:table-cell>
          <table:table-cell office:value-type="string">
            <text:p>Chris Piepenbring</text:p>
          </table:table-cell>
          <table:table-cell office:value-type="string">
            <text:p>piepenbringc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db-automation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bio-GridService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coresdk-workbench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admintoo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aDSRAPI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cdecurat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ormbuild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freestylesearch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Object Cart API</text:p>
          </table:table-cell>
          <table:table-cell office:value-type="string">
            <text:p>Denis Avdic</text:p>
          </table:table-cell>
          <table:table-cell office:value-type="string">
            <text:p>avdicd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entine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SIW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dsr-umlmodel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rid</text:p>
          </table:table-cell>
          <table:table-cell office:value-type="string">
            <text:p>John Eisenschmidt</text:p>
          </table:table-cell>
          <table:table-cell office:value-type="string">
            <text:p>eisenschmidtjw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gwas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integrator2</text:p>
          </table:table-cell>
          <table:table-cell office:value-type="string">
            <text:p>JP Marple</text:p>
          </table:table-cell>
          <table:table-cell office:value-type="string">
            <text:p>marplej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mod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nanolab</text:p>
          </table:table-cell>
          <table:table-cell office:value-type="string">
            <text:p>Sue Pan</text:p>
          </table:table-cell>
          <table:table-cell office:value-type="string">
            <text:p>pansu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atissue</text:p>
          </table:table-cell>
          <table:table-cell office:value-type="string">
            <text:p>Michelle Lee</text:p>
          </table:table-cell>
          <table:table-cell office:value-type="string">
            <text:p>leeml@mail.nih.gov</text:p>
          </table:table-cell>
          <table:table-cell office:value-type="string">
            <text:p>Ian Fore</text:p>
          </table:table-cell>
          <table:table-cell office:value-type="string">
            <text:p>fore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3p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aer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caXchange 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labviewe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cts-psc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oppa - CTRP - Accrual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pas</text:p>
          </table:table-cell>
          <table:table-cell office:value-type="string">
            <text:p>Denny Chan</text:p>
          </table:table-cell>
          <table:table-cell office:value-type="string">
            <text:p>dc331z@nih.gov</text:p>
          </table:table-cell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CGMWe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SM - LL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cto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evstree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genepattern</text:p>
          </table:table-cell>
          <table:table-cell table:number-columns-repeated="2"/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ispy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DB-Automation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LexEVS-Protog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bia</text:p>
          </table:table-cell>
          <table:table-cell office:value-type="string">
            <text:p>Jennifer Zeng</text:p>
          </table:table-cell>
          <table:table-cell office:value-type="string">
            <text:p>zengje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ncit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etstor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o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-ctca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protexpress</text:p>
          </table:table-cell>
          <table:table-cell office:value-type="string">
            <text:p>Krishna Kanchinadam</text:p>
          </table:table-cell>
          <table:table-cell office:value-type="string">
            <text:p>kanchink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mbrandt</text:p>
          </table:table-cell>
          <table:table-cell office:value-type="string">
            <text:p>Himanso/Shine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reportwriter</text:p>
          </table:table-cell>
          <table:table-cell office:value-type="string">
            <text:p>Jason Lucas</text:p>
          </table:table-cell>
          <table:table-cell office:value-type="string">
            <text:p>jason.lucas@ngc.com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tcga</text:p>
          </table:table-cell>
          <table:table-cell office:value-type="string">
            <text:p>Robert Sfeir</text:p>
          </table:table-cell>
          <table:table-cell/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2">
          <table:table-cell office:value-type="string">
            <text:p>up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</table:table>
      <table:database-ranges>
        <table:database-range table:target-range-address="legacy.A1:legacy.F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2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3T12:40:27</dc:date>
    <meta:generator>OpenOffice.org/3.2$Unix OpenOffice.org_project/320m18$Build-9502</meta:generator>
    <meta:editing-duration>PT00H19M42S</meta:editing-duration>
    <meta:editing-cycles>1</meta:editing-cycles>
    <meta:document-statistic meta:table-count="2" meta:cell-count="1327" meta:object-count="0"/>
  </office:meta>
</office:document-meta>
</file>